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DejaVu Sans Mono" officeooo:rsid="00133ae3" officeooo:paragraph-rsid="00133ae3"/>
    </style:style>
    <style:style style:name="P2" style:family="paragraph" style:parent-style-name="Standard">
      <style:text-properties style:font-name="DejaVu Sans Mono" fo:font-size="10pt" officeooo:rsid="00133ae3" officeooo:paragraph-rsid="00133ae3" style:font-size-asian="10pt" style:font-size-complex="10pt"/>
    </style:style>
    <style:style style:name="P3" style:family="paragraph" style:parent-style-name="Standard">
      <style:paragraph-properties style:line-height-at-least="0.402cm"/>
      <style:text-properties style:font-name="DejaVu Sans Mono" fo:font-size="10pt" officeooo:rsid="00133ae3" style:font-size-asian="10pt" style:font-size-complex="10pt"/>
    </style:style>
    <style:style style:name="P4" style:family="paragraph" style:parent-style-name="Standard">
      <style:paragraph-properties style:line-height-at-least="0.402cm"/>
      <style:text-properties style:font-name="DejaVu Sans Mono" fo:font-size="10pt" officeooo:rsid="00133ae3" officeooo:paragraph-rsid="00151cba" style:font-size-asian="10pt" style:font-size-complex="10pt"/>
    </style:style>
    <style:style style:name="P5" style:family="paragraph" style:parent-style-name="Standard">
      <style:paragraph-properties style:line-height-at-least="0.402cm"/>
      <style:text-properties style:font-name="DejaVu Sans Mono" fo:font-size="10pt" officeooo:rsid="00133ae3" officeooo:paragraph-rsid="00193a51" style:font-size-asian="10pt" style:font-size-complex="10pt"/>
    </style:style>
    <style:style style:name="P6" style:family="paragraph" style:parent-style-name="Standard">
      <style:paragraph-properties style:line-height-at-least="0.402cm"/>
      <style:text-properties style:font-name="DejaVu Sans Mono" fo:font-size="10pt" officeooo:rsid="00133ae3" officeooo:paragraph-rsid="006e6a59" style:font-size-asian="10pt" style:font-size-complex="10pt"/>
    </style:style>
    <style:style style:name="P7" style:family="paragraph" style:parent-style-name="Standard">
      <style:paragraph-properties style:line-height-at-least="0.402cm"/>
      <style:text-properties style:font-name="DejaVu Sans Mono" fo:font-size="10pt" officeooo:rsid="00151cba" officeooo:paragraph-rsid="00151cba" style:font-size-asian="10pt" style:font-size-complex="10pt"/>
    </style:style>
    <style:style style:name="P8" style:family="paragraph" style:parent-style-name="Standard">
      <style:paragraph-properties style:line-height-at-least="0.402cm"/>
      <style:text-properties style:font-name="DejaVu Sans Mono" fo:font-size="10pt" officeooo:rsid="001557e8" officeooo:paragraph-rsid="001557e8" style:font-size-asian="10pt" style:font-size-complex="10pt"/>
    </style:style>
    <style:style style:name="P9" style:family="paragraph" style:parent-style-name="Standard">
      <style:paragraph-properties style:line-height-at-least="0.402cm"/>
      <style:text-properties style:font-name="DejaVu Sans Mono" fo:font-size="10pt" officeooo:paragraph-rsid="0017da25" style:font-size-asian="10pt" style:font-size-complex="10pt"/>
    </style:style>
    <style:style style:name="P10" style:family="paragraph" style:parent-style-name="Standard">
      <style:paragraph-properties style:line-height-at-least="0.402cm"/>
      <style:text-properties style:font-name="DejaVu Sans Mono" fo:font-size="10pt" style:font-size-asian="10pt" style:font-size-complex="10pt"/>
    </style:style>
    <style:style style:name="P11" style:family="paragraph" style:parent-style-name="Standard">
      <style:paragraph-properties style:line-height-at-least="0.402cm"/>
      <style:text-properties style:font-name="DejaVu Sans Mono" fo:font-size="10pt" officeooo:paragraph-rsid="001f23a4" style:font-size-asian="10pt" style:font-size-complex="10pt"/>
    </style:style>
    <style:style style:name="P12" style:family="paragraph" style:parent-style-name="Standard">
      <style:paragraph-properties style:line-height-at-least="0.402cm"/>
      <style:text-properties style:font-name="DejaVu Sans Mono" fo:font-size="10pt" officeooo:paragraph-rsid="005ecfe2" style:font-size-asian="10pt" style:font-size-complex="10pt"/>
    </style:style>
    <style:style style:name="P13" style:family="paragraph" style:parent-style-name="Standard">
      <style:paragraph-properties style:line-height-at-least="0.402cm"/>
      <style:text-properties style:font-name="DejaVu Sans Mono" fo:font-size="10pt" officeooo:paragraph-rsid="0064fe2d" style:font-size-asian="10pt" style:font-size-complex="10pt"/>
    </style:style>
    <style:style style:name="P14" style:family="paragraph" style:parent-style-name="Standard">
      <style:paragraph-properties style:line-height-at-least="0.402cm"/>
      <style:text-properties style:font-name="DejaVu Sans Mono" fo:font-size="10pt" officeooo:rsid="00193a51" officeooo:paragraph-rsid="00193a51" style:font-size-asian="10pt" style:font-size-complex="10pt"/>
    </style:style>
    <style:style style:name="P15" style:family="paragraph" style:parent-style-name="Standard">
      <style:paragraph-properties style:line-height-at-least="0.402cm"/>
      <style:text-properties style:font-name="DejaVu Sans Mono" fo:font-size="10pt" officeooo:rsid="0019ac05" officeooo:paragraph-rsid="0019ac05" style:font-size-asian="10pt" style:font-size-complex="10pt"/>
    </style:style>
    <style:style style:name="P16" style:family="paragraph" style:parent-style-name="Standard">
      <style:paragraph-properties style:line-height-at-least="0.402cm"/>
      <style:text-properties style:font-name="DejaVu Sans Mono" fo:font-size="10pt" officeooo:rsid="0019ac22" officeooo:paragraph-rsid="0019ac22" style:font-size-asian="10pt" style:font-size-complex="10pt"/>
    </style:style>
    <style:style style:name="P17" style:family="paragraph" style:parent-style-name="Standard">
      <style:paragraph-properties style:line-height-at-least="0.402cm"/>
      <style:text-properties style:font-name="DejaVu Sans Mono" fo:font-size="10pt" officeooo:rsid="0019ac22" officeooo:paragraph-rsid="005c3c52" style:font-size-asian="10pt" style:font-size-complex="10pt"/>
    </style:style>
    <style:style style:name="P18" style:family="paragraph" style:parent-style-name="Standard">
      <style:text-properties style:font-name="DejaVu Sans Mono" fo:font-size="10pt" officeooo:rsid="001b65cb" officeooo:paragraph-rsid="001b65cb" style:font-size-asian="10pt" style:font-size-complex="10pt"/>
    </style:style>
    <style:style style:name="P19" style:family="paragraph" style:parent-style-name="Standard">
      <style:text-properties style:font-name="DejaVu Sans Mono" fo:font-size="10pt" officeooo:rsid="001d3038" officeooo:paragraph-rsid="001d3038" style:font-size-asian="10pt" style:font-size-complex="10pt"/>
    </style:style>
    <style:style style:name="P20" style:family="paragraph" style:parent-style-name="Standard">
      <style:paragraph-properties style:line-height-at-least="0.402cm"/>
      <style:text-properties style:font-name="DejaVu Sans Mono" fo:font-size="10pt" officeooo:rsid="001f23a4" officeooo:paragraph-rsid="001f23a4" style:font-size-asian="10pt" style:font-size-complex="10pt"/>
    </style:style>
    <style:style style:name="P21" style:family="paragraph" style:parent-style-name="Standard">
      <style:paragraph-properties style:line-height-at-least="0.402cm"/>
      <style:text-properties style:font-name="DejaVu Sans Mono" fo:font-size="10pt" officeooo:rsid="00203946" officeooo:paragraph-rsid="00203946" style:font-size-asian="10pt" style:font-size-complex="10pt"/>
    </style:style>
    <style:style style:name="P22" style:family="paragraph" style:parent-style-name="Standard">
      <style:paragraph-properties style:line-height-at-least="0.402cm"/>
      <style:text-properties style:font-name="DejaVu Sans Mono" fo:font-size="10pt" officeooo:rsid="00211d46" officeooo:paragraph-rsid="00151cba" style:font-size-asian="10pt" style:font-size-complex="10pt"/>
    </style:style>
    <style:style style:name="P23" style:family="paragraph" style:parent-style-name="Standard">
      <style:paragraph-properties style:line-height-at-least="0.402cm"/>
      <style:text-properties style:font-name="DejaVu Sans Mono" fo:font-size="10pt" officeooo:rsid="00211d46" officeooo:paragraph-rsid="00211d46" style:font-size-asian="10pt" style:font-size-complex="10pt"/>
    </style:style>
    <style:style style:name="P24" style:family="paragraph" style:parent-style-name="Standard">
      <style:paragraph-properties style:line-height-at-least="0.402cm"/>
      <style:text-properties style:font-name="DejaVu Sans Mono" fo:font-size="10pt" officeooo:rsid="00211d46" style:font-size-asian="10pt" style:font-size-complex="10pt"/>
    </style:style>
    <style:style style:name="P25" style:family="paragraph" style:parent-style-name="Standard">
      <style:paragraph-properties style:line-height-at-least="0.402cm"/>
      <style:text-properties style:font-name="DejaVu Sans Mono" fo:font-size="10pt" officeooo:rsid="0023166a" officeooo:paragraph-rsid="0023166a" style:font-size-asian="10pt" style:font-size-complex="10pt"/>
    </style:style>
    <style:style style:name="P26" style:family="paragraph" style:parent-style-name="Standard">
      <style:paragraph-properties style:line-height-at-least="0.402cm"/>
      <style:text-properties style:font-name="DejaVu Sans Mono" fo:font-size="10pt" officeooo:rsid="0023166a" officeooo:paragraph-rsid="00151cba" style:font-size-asian="10pt" style:font-size-complex="10pt"/>
    </style:style>
    <style:style style:name="P27" style:family="paragraph" style:parent-style-name="Standard">
      <style:paragraph-properties style:line-height-at-least="0.402cm"/>
      <style:text-properties style:font-name="DejaVu Sans Mono" fo:font-size="10pt" officeooo:rsid="0024911b" officeooo:paragraph-rsid="0024911b" style:font-size-asian="10pt" style:font-size-complex="10pt"/>
    </style:style>
    <style:style style:name="P28" style:family="paragraph" style:parent-style-name="Standard">
      <style:paragraph-properties style:line-height-at-least="0.402cm"/>
      <style:text-properties style:font-name="DejaVu Sans Mono" fo:font-size="10pt" officeooo:rsid="0026851c" officeooo:paragraph-rsid="0026851c" style:font-size-asian="10pt" style:font-size-complex="10pt"/>
    </style:style>
    <style:style style:name="P29" style:family="paragraph" style:parent-style-name="Standard">
      <style:paragraph-properties style:line-height-at-least="0.402cm"/>
      <style:text-properties style:font-name="DejaVu Sans Mono" fo:font-size="10pt" officeooo:rsid="0026bdbc" officeooo:paragraph-rsid="0026bdbc" style:font-size-asian="10pt" style:font-size-complex="10pt"/>
    </style:style>
    <style:style style:name="P30" style:family="paragraph" style:parent-style-name="Standard">
      <style:paragraph-properties style:line-height-at-least="0.402cm"/>
      <style:text-properties style:font-name="DejaVu Sans Mono" fo:font-size="10pt" officeooo:rsid="0026bdbc" style:font-size-asian="10pt" style:font-size-complex="10pt"/>
    </style:style>
    <style:style style:name="P31" style:family="paragraph" style:parent-style-name="Standard">
      <style:paragraph-properties style:line-height-at-least="0.402cm"/>
      <style:text-properties style:font-name="DejaVu Sans Mono" fo:font-size="10pt" officeooo:rsid="0026bdbc" officeooo:paragraph-rsid="0027fe8c" style:font-size-asian="10pt" style:font-size-complex="10pt"/>
    </style:style>
    <style:style style:name="P32" style:family="paragraph" style:parent-style-name="Standard">
      <style:paragraph-properties style:line-height-at-least="0.402cm"/>
      <style:text-properties style:font-name="DejaVu Sans Mono" fo:font-size="10pt" officeooo:rsid="0027fe8c" officeooo:paragraph-rsid="0027fe8c" style:font-size-asian="10pt" style:font-size-complex="10pt"/>
    </style:style>
    <style:style style:name="P33" style:family="paragraph" style:parent-style-name="Standard">
      <style:paragraph-properties style:line-height-at-least="0.402cm"/>
      <style:text-properties style:font-name="DejaVu Sans Mono" fo:font-size="10pt" officeooo:rsid="002a51a2" officeooo:paragraph-rsid="002a51a2" style:font-size-asian="10pt" style:font-size-complex="10pt"/>
    </style:style>
    <style:style style:name="P34" style:family="paragraph" style:parent-style-name="Standard">
      <style:paragraph-properties style:line-height-at-least="0.402cm"/>
      <style:text-properties style:font-name="DejaVu Sans Mono" fo:font-size="10pt" officeooo:rsid="002c06a8" officeooo:paragraph-rsid="002c06a8" style:font-size-asian="10pt" style:font-size-complex="10pt"/>
    </style:style>
    <style:style style:name="P35" style:family="paragraph" style:parent-style-name="Standard">
      <style:paragraph-properties style:line-height-at-least="0.402cm"/>
      <style:text-properties style:font-name="DejaVu Sans Mono" fo:font-size="10pt" officeooo:rsid="002c06a8" officeooo:paragraph-rsid="002d0088" style:font-size-asian="10pt" style:font-size-complex="10pt"/>
    </style:style>
    <style:style style:name="P36" style:family="paragraph" style:parent-style-name="Standard">
      <style:paragraph-properties style:line-height-at-least="0.402cm"/>
      <style:text-properties style:font-name="DejaVu Sans Mono" fo:font-size="10pt" officeooo:rsid="002e1fb9" officeooo:paragraph-rsid="002e1fb9" style:font-size-asian="10pt" style:font-size-complex="10pt"/>
    </style:style>
    <style:style style:name="P37" style:family="paragraph" style:parent-style-name="Standard">
      <style:paragraph-properties style:line-height-at-least="0.402cm"/>
      <style:text-properties style:font-name="DejaVu Sans Mono" fo:font-size="10pt" officeooo:rsid="002e1fb9" officeooo:paragraph-rsid="002d0088" style:font-size-asian="10pt" style:font-size-complex="10pt"/>
    </style:style>
    <style:style style:name="P38" style:family="paragraph" style:parent-style-name="Standard">
      <style:paragraph-properties style:line-height-at-least="0.402cm"/>
      <style:text-properties style:font-name="DejaVu Sans Mono" fo:font-size="10pt" officeooo:rsid="002e1fb9" officeooo:paragraph-rsid="003e11d8" style:font-size-asian="10pt" style:font-size-complex="10pt"/>
    </style:style>
    <style:style style:name="P39" style:family="paragraph" style:parent-style-name="Standard">
      <style:paragraph-properties style:line-height-at-least="0.402cm"/>
      <style:text-properties style:font-name="DejaVu Sans Mono" fo:font-size="10pt" officeooo:rsid="0037c907" officeooo:paragraph-rsid="0037c907" style:font-size-asian="10pt" style:font-size-complex="10pt"/>
    </style:style>
    <style:style style:name="P40" style:family="paragraph" style:parent-style-name="Standard">
      <style:paragraph-properties style:line-height-at-least="0.402cm"/>
      <style:text-properties style:font-name="DejaVu Sans Mono" fo:font-size="10pt" officeooo:rsid="0037c907" officeooo:paragraph-rsid="0039a16c" style:font-size-asian="10pt" style:font-size-complex="10pt"/>
    </style:style>
    <style:style style:name="P41" style:family="paragraph" style:parent-style-name="Standard">
      <style:paragraph-properties style:line-height-at-least="0.402cm"/>
      <style:text-properties style:font-name="DejaVu Sans Mono" fo:font-size="10pt" officeooo:rsid="0039a16c" officeooo:paragraph-rsid="0039a16c" style:font-size-asian="10pt" style:font-size-complex="10pt"/>
    </style:style>
    <style:style style:name="P42" style:family="paragraph" style:parent-style-name="Standard">
      <style:paragraph-properties style:line-height-at-least="0.402cm"/>
      <style:text-properties style:font-name="DejaVu Sans Mono" fo:font-size="10pt" officeooo:rsid="003d7ae4" officeooo:paragraph-rsid="003d7ae4" style:font-size-asian="10pt" style:font-size-complex="10pt"/>
    </style:style>
    <style:style style:name="P43" style:family="paragraph" style:parent-style-name="Standard">
      <style:paragraph-properties style:line-height-at-least="0.402cm"/>
      <style:text-properties style:font-name="DejaVu Sans Mono" fo:font-size="10pt" officeooo:rsid="0040423e" officeooo:paragraph-rsid="00151cba" style:font-size-asian="10pt" style:font-size-complex="10pt"/>
    </style:style>
    <style:style style:name="P44" style:family="paragraph" style:parent-style-name="Standard">
      <style:paragraph-properties style:line-height-at-least="0.402cm"/>
      <style:text-properties style:font-name="DejaVu Sans Mono" fo:font-size="10pt" officeooo:rsid="0040423e" officeooo:paragraph-rsid="0040423e" style:font-size-asian="10pt" style:font-size-complex="10pt"/>
    </style:style>
    <style:style style:name="P45" style:family="paragraph" style:parent-style-name="Standard">
      <style:paragraph-properties style:line-height-at-least="0.402cm"/>
      <style:text-properties style:font-name="DejaVu Sans Mono" fo:font-size="10pt" officeooo:rsid="0040423e" officeooo:paragraph-rsid="003e11d8" style:font-size-asian="10pt" style:font-size-complex="10pt"/>
    </style:style>
    <style:style style:name="P46" style:family="paragraph" style:parent-style-name="Standard">
      <style:paragraph-properties style:line-height-at-least="0.402cm"/>
      <style:text-properties style:font-name="DejaVu Sans Mono" fo:font-size="10pt" officeooo:rsid="0040423e" officeooo:paragraph-rsid="003ef51c" style:font-size-asian="10pt" style:font-size-complex="10pt"/>
    </style:style>
    <style:style style:name="P47" style:family="paragraph" style:parent-style-name="Standard">
      <style:paragraph-properties style:line-height-at-least="0.402cm"/>
      <style:text-properties style:font-name="DejaVu Sans Mono" fo:font-size="10pt" officeooo:rsid="0040423e" officeooo:paragraph-rsid="003f5bcd" style:font-size-asian="10pt" style:font-size-complex="10pt"/>
    </style:style>
    <style:style style:name="P48" style:family="paragraph" style:parent-style-name="Standard">
      <style:paragraph-properties style:line-height-at-least="0.402cm"/>
      <style:text-properties style:font-name="DejaVu Sans Mono" fo:font-size="10pt" officeooo:rsid="0040423e" officeooo:paragraph-rsid="0044a90a" style:font-size-asian="10pt" style:font-size-complex="10pt"/>
    </style:style>
    <style:style style:name="P49" style:family="paragraph" style:parent-style-name="Standard">
      <style:paragraph-properties style:line-height-at-least="0.402cm"/>
      <style:text-properties style:font-name="DejaVu Sans Mono" fo:font-size="10pt" officeooo:rsid="0040423e" officeooo:paragraph-rsid="00434d40" style:font-size-asian="10pt" style:font-size-complex="10pt"/>
    </style:style>
    <style:style style:name="P50" style:family="paragraph" style:parent-style-name="Standard">
      <style:paragraph-properties style:line-height-at-least="0.402cm"/>
      <style:text-properties style:font-name="DejaVu Sans Mono" fo:font-size="10pt" officeooo:rsid="0040423e" officeooo:paragraph-rsid="004b6fdd" style:font-size-asian="10pt" style:font-size-complex="10pt"/>
    </style:style>
    <style:style style:name="P51" style:family="paragraph" style:parent-style-name="Standard">
      <style:paragraph-properties style:line-height-at-least="0.402cm"/>
      <style:text-properties style:font-name="DejaVu Sans Mono" fo:font-size="10pt" officeooo:rsid="004b6fdd" officeooo:paragraph-rsid="00151cba" style:font-size-asian="10pt" style:font-size-complex="10pt"/>
    </style:style>
    <style:style style:name="P52" style:family="paragraph" style:parent-style-name="Standard">
      <style:paragraph-properties style:line-height-at-least="0.402cm"/>
      <style:text-properties style:font-name="DejaVu Sans Mono" fo:font-size="10pt" officeooo:rsid="004b6fdd" officeooo:paragraph-rsid="004b6fdd" style:font-size-asian="10pt" style:font-size-complex="10pt"/>
    </style:style>
    <style:style style:name="P53" style:family="paragraph" style:parent-style-name="Standard">
      <style:paragraph-properties style:line-height-at-least="0.402cm"/>
      <style:text-properties style:font-name="DejaVu Sans Mono" fo:font-size="10pt" officeooo:rsid="004b6fdd" style:font-size-asian="10pt" style:font-size-complex="10pt"/>
    </style:style>
    <style:style style:name="P54" style:family="paragraph" style:parent-style-name="Standard">
      <style:paragraph-properties style:line-height-at-least="0.402cm"/>
      <style:text-properties style:font-name="DejaVu Sans Mono" fo:font-size="10pt" officeooo:rsid="004c9631" style:font-size-asian="10pt" style:font-size-complex="10pt"/>
    </style:style>
    <style:style style:name="P55" style:family="paragraph" style:parent-style-name="Standard">
      <style:paragraph-properties style:line-height-at-least="0.402cm"/>
      <style:text-properties style:font-name="DejaVu Sans Mono" fo:font-size="10pt" officeooo:rsid="004c9631" officeooo:paragraph-rsid="004c9631" style:font-size-asian="10pt" style:font-size-complex="10pt"/>
    </style:style>
    <style:style style:name="P56" style:family="paragraph" style:parent-style-name="Standard">
      <style:paragraph-properties style:line-height-at-least="0.402cm"/>
      <style:text-properties style:font-name="DejaVu Sans Mono" fo:font-size="10pt" officeooo:rsid="004c9631" officeooo:paragraph-rsid="005c3c52" style:font-size-asian="10pt" style:font-size-complex="10pt"/>
    </style:style>
    <style:style style:name="P57" style:family="paragraph" style:parent-style-name="Standard">
      <style:paragraph-properties style:line-height-at-least="0.402cm"/>
      <style:text-properties style:font-name="DejaVu Sans Mono" fo:font-size="10pt" officeooo:rsid="004f627e" officeooo:paragraph-rsid="004f627e" style:font-size-asian="10pt" style:font-size-complex="10pt"/>
    </style:style>
    <style:style style:name="P58" style:family="paragraph" style:parent-style-name="Standard">
      <style:paragraph-properties style:line-height-at-least="0.402cm"/>
      <style:text-properties style:font-name="DejaVu Sans Mono" fo:font-size="10pt" officeooo:rsid="00542c29" officeooo:paragraph-rsid="00542c29" style:font-size-asian="10pt" style:font-size-complex="10pt"/>
    </style:style>
    <style:style style:name="P59" style:family="paragraph" style:parent-style-name="Standard">
      <style:paragraph-properties style:line-height-at-least="0.402cm"/>
      <style:text-properties style:font-name="DejaVu Sans Mono" fo:font-size="10pt" officeooo:rsid="0054ca8c" officeooo:paragraph-rsid="0054ca8c" style:font-size-asian="10pt" style:font-size-complex="10pt"/>
    </style:style>
    <style:style style:name="P60" style:family="paragraph" style:parent-style-name="Standard">
      <style:paragraph-properties style:line-height-at-least="0.402cm"/>
      <style:text-properties style:font-name="DejaVu Sans Mono" fo:font-size="10pt" officeooo:rsid="002efeb0" officeooo:paragraph-rsid="002d0088" style:font-size-asian="10pt" style:font-size-complex="10pt"/>
    </style:style>
    <style:style style:name="P61" style:family="paragraph" style:parent-style-name="Standard">
      <style:paragraph-properties style:line-height-at-least="0.402cm"/>
      <style:text-properties style:font-name="DejaVu Sans Mono" fo:font-size="10pt" officeooo:rsid="0030af10" officeooo:paragraph-rsid="0030af10" style:font-size-asian="10pt" style:font-size-complex="10pt"/>
    </style:style>
    <style:style style:name="P62" style:family="paragraph" style:parent-style-name="Standard">
      <style:paragraph-properties style:line-height-at-least="0.402cm"/>
      <style:text-properties style:font-name="DejaVu Sans Mono" fo:font-size="10pt" officeooo:rsid="0030af10" officeooo:paragraph-rsid="002d0088" style:font-size-asian="10pt" style:font-size-complex="10pt"/>
    </style:style>
    <style:style style:name="P63" style:family="paragraph" style:parent-style-name="Standard">
      <style:paragraph-properties style:line-height-at-least="0.402cm"/>
      <style:text-properties style:font-name="DejaVu Sans Mono" fo:font-size="10pt" officeooo:rsid="002d0088" officeooo:paragraph-rsid="002d0088" style:font-size-asian="10pt" style:font-size-complex="10pt"/>
    </style:style>
    <style:style style:name="P64" style:family="paragraph" style:parent-style-name="Standard">
      <style:paragraph-properties style:line-height-at-least="0.402cm"/>
      <style:text-properties style:font-name="DejaVu Sans Mono" fo:font-size="10pt" officeooo:rsid="005c3c52" officeooo:paragraph-rsid="005c3c52" style:font-size-asian="10pt" style:font-size-complex="10pt"/>
    </style:style>
    <style:style style:name="P65" style:family="paragraph" style:parent-style-name="Standard">
      <style:paragraph-properties style:line-height-at-least="0.402cm"/>
      <style:text-properties style:font-name="DejaVu Sans Mono" fo:font-size="10pt" officeooo:rsid="005906cb" officeooo:paragraph-rsid="005c3c52" style:font-size-asian="10pt" style:font-size-complex="10pt"/>
    </style:style>
    <style:style style:name="P66" style:family="paragraph" style:parent-style-name="Standard">
      <style:paragraph-properties style:line-height-at-least="0.402cm"/>
      <style:text-properties style:font-name="DejaVu Sans Mono" fo:font-size="10pt" officeooo:rsid="005e9191" style:font-size-asian="10pt" style:font-size-complex="10pt"/>
    </style:style>
    <style:style style:name="P67" style:family="paragraph" style:parent-style-name="Standard">
      <style:paragraph-properties style:line-height-at-least="0.402cm"/>
      <style:text-properties style:font-name="DejaVu Sans Mono" fo:font-size="10pt" officeooo:rsid="005e9191" officeooo:paragraph-rsid="005e9191" style:font-size-asian="10pt" style:font-size-complex="10pt"/>
    </style:style>
    <style:style style:name="P68" style:family="paragraph" style:parent-style-name="Standard">
      <style:paragraph-properties style:line-height-at-least="0.402cm"/>
      <style:text-properties style:font-name="DejaVu Sans Mono" fo:font-size="10pt" officeooo:rsid="005e9191" officeooo:paragraph-rsid="00615cd1" style:font-size-asian="10pt" style:font-size-complex="10pt"/>
    </style:style>
    <style:style style:name="P69" style:family="paragraph" style:parent-style-name="Standard">
      <style:paragraph-properties style:line-height-at-least="0.402cm"/>
      <style:text-properties style:font-name="DejaVu Sans Mono" fo:font-size="10pt" officeooo:rsid="005ecfe2" officeooo:paragraph-rsid="005e9191" style:font-size-asian="10pt" style:font-size-complex="10pt"/>
    </style:style>
    <style:style style:name="P70" style:family="paragraph" style:parent-style-name="Standard">
      <style:paragraph-properties style:line-height-at-least="0.402cm"/>
      <style:text-properties style:font-name="DejaVu Sans Mono" fo:font-size="10pt" officeooo:rsid="005ecfe2" officeooo:paragraph-rsid="005ecfe2" style:font-size-asian="10pt" style:font-size-complex="10pt"/>
    </style:style>
    <style:style style:name="P71" style:family="paragraph" style:parent-style-name="Standard">
      <style:paragraph-properties style:line-height-at-least="0.402cm"/>
      <style:text-properties style:font-name="DejaVu Sans Mono" fo:font-size="10pt" officeooo:rsid="005ecfe2" officeooo:paragraph-rsid="00151cba" style:font-size-asian="10pt" style:font-size-complex="10pt"/>
    </style:style>
    <style:style style:name="P72" style:family="paragraph" style:parent-style-name="Standard">
      <style:paragraph-properties style:line-height-at-least="0.402cm"/>
      <style:text-properties style:font-name="DejaVu Sans Mono" fo:font-size="10pt" officeooo:rsid="005ecfe2" officeooo:paragraph-rsid="0062415b" style:font-size-asian="10pt" style:font-size-complex="10pt"/>
    </style:style>
    <style:style style:name="P73" style:family="paragraph" style:parent-style-name="Standard">
      <style:paragraph-properties style:line-height-at-least="0.402cm"/>
      <style:text-properties style:font-name="DejaVu Sans Mono" fo:font-size="10pt" officeooo:rsid="005ecfe2" officeooo:paragraph-rsid="0063bf79" style:font-size-asian="10pt" style:font-size-complex="10pt"/>
    </style:style>
    <style:style style:name="P74" style:family="paragraph" style:parent-style-name="Standard">
      <style:paragraph-properties style:line-height-at-least="0.402cm"/>
      <style:text-properties style:font-name="DejaVu Sans Mono" fo:font-size="10pt" officeooo:rsid="005ecfe2" officeooo:paragraph-rsid="0065e034" style:font-size-asian="10pt" style:font-size-complex="10pt"/>
    </style:style>
    <style:style style:name="P75" style:family="paragraph" style:parent-style-name="Standard">
      <style:paragraph-properties style:line-height-at-least="0.402cm"/>
      <style:text-properties style:font-name="DejaVu Sans Mono" fo:font-size="10pt" officeooo:rsid="005fa3ff" officeooo:paragraph-rsid="00151cba" style:font-size-asian="10pt" style:font-size-complex="10pt"/>
    </style:style>
    <style:style style:name="P76" style:family="paragraph" style:parent-style-name="Standard">
      <style:paragraph-properties style:line-height-at-least="0.402cm"/>
      <style:text-properties style:font-name="DejaVu Sans Mono" fo:font-size="10pt" officeooo:rsid="005fa3ff" officeooo:paragraph-rsid="005fa3ff" style:font-size-asian="10pt" style:font-size-complex="10pt"/>
    </style:style>
    <style:style style:name="P77" style:family="paragraph" style:parent-style-name="Standard">
      <style:paragraph-properties style:line-height-at-least="0.402cm"/>
      <style:text-properties style:font-name="DejaVu Sans Mono" fo:font-size="10pt" officeooo:rsid="005fa3ff" style:font-size-asian="10pt" style:font-size-complex="10pt"/>
    </style:style>
    <style:style style:name="P78" style:family="paragraph" style:parent-style-name="Standard">
      <style:paragraph-properties style:line-height-at-least="0.402cm"/>
      <style:text-properties style:font-name="DejaVu Sans Mono" fo:font-size="10pt" officeooo:rsid="006c89a1" officeooo:paragraph-rsid="00151cba" style:font-size-asian="10pt" style:font-size-complex="10pt"/>
    </style:style>
    <style:style style:name="P79" style:family="paragraph" style:parent-style-name="Standard">
      <style:paragraph-properties style:line-height-at-least="0.402cm"/>
      <style:text-properties style:font-name="DejaVu Sans Mono" fo:font-size="10pt" officeooo:rsid="006c89a1" officeooo:paragraph-rsid="006c89a1" style:font-size-asian="10pt" style:font-size-complex="10pt"/>
    </style:style>
    <style:style style:name="P80" style:family="paragraph" style:parent-style-name="Standard">
      <style:paragraph-properties style:line-height-at-least="0.402cm"/>
      <style:text-properties style:font-name="DejaVu Sans Mono" fo:font-size="10pt" officeooo:rsid="006c89a1" style:font-size-asian="10pt" style:font-size-complex="10pt"/>
    </style:style>
    <style:style style:name="P81" style:family="paragraph" style:parent-style-name="Standard">
      <style:paragraph-properties style:line-height-at-least="0.402cm"/>
      <style:text-properties style:font-name="DejaVu Sans Mono" fo:font-size="10pt" officeooo:rsid="006dc460" officeooo:paragraph-rsid="006dc460" style:font-size-asian="10pt" style:font-size-complex="10pt"/>
    </style:style>
    <style:style style:name="P82" style:family="paragraph" style:parent-style-name="Standard">
      <style:paragraph-properties style:line-height-at-least="0.402cm"/>
      <style:text-properties style:font-name="DejaVu Sans Mono" fo:font-size="10pt" officeooo:rsid="006e6a59" officeooo:paragraph-rsid="006e6a59" style:font-size-asian="10pt" style:font-size-complex="10pt"/>
    </style:style>
    <style:style style:name="P83" style:family="paragraph" style:parent-style-name="Preformatted_20_Text">
      <style:paragraph-properties style:line-height-at-least="0.402cm"/>
      <style:text-properties style:font-name="DejaVu Sans Mono" fo:font-size="10pt" officeooo:rsid="0071157f" officeooo:paragraph-rsid="0071157f" style:font-size-asian="10pt" style:font-size-complex="10pt"/>
    </style:style>
    <style:style style:name="P84" style:family="paragraph" style:parent-style-name="Standard">
      <style:paragraph-properties style:line-height-at-least="0.402cm"/>
      <style:text-properties style:font-name="DejaVu Sans Mono" fo:font-size="10pt" officeooo:rsid="0071157f" officeooo:paragraph-rsid="0071157f" style:font-size-asian="10pt" style:font-size-complex="10pt"/>
    </style:style>
    <style:style style:name="P85" style:family="paragraph" style:parent-style-name="Preformatted_20_Text">
      <style:paragraph-properties style:line-height-at-least="0.402cm"/>
      <style:text-properties style:font-name="DejaVu Sans Mono" fo:font-size="10pt" officeooo:rsid="0071157f" officeooo:paragraph-rsid="00748a92" style:font-size-asian="10pt" style:font-size-complex="10pt"/>
    </style:style>
    <style:style style:name="P86" style:family="paragraph" style:parent-style-name="Preformatted_20_Text">
      <style:paragraph-properties style:line-height-at-least="0.402cm"/>
      <style:text-properties style:font-name="DejaVu Sans Mono" fo:font-size="10pt" officeooo:rsid="007d410c" officeooo:paragraph-rsid="007d410c" style:font-size-asian="10pt" style:font-size-complex="10pt"/>
    </style:style>
    <style:style style:name="P87" style:family="paragraph" style:parent-style-name="Standard">
      <style:paragraph-properties style:line-height-at-least="0.402cm"/>
      <style:text-properties style:font-name="DejaVu Sans Mono" fo:font-size="10pt" style:text-underline-style="solid" style:text-underline-width="auto" style:text-underline-color="font-color" fo:font-weight="bold" officeooo:rsid="001f23a4" officeooo:paragraph-rsid="005906cb" style:font-size-asian="10pt" style:font-weight-asian="bold" style:font-size-complex="10pt" style:font-weight-complex="bold"/>
    </style:style>
    <style:style style:name="P88" style:family="paragraph" style:parent-style-name="Preformatted_20_Text">
      <style:paragraph-properties style:line-height-at-least="0.402cm"/>
      <style:text-properties style:font-name="DejaVu Sans Mono" fo:font-size="10pt" officeooo:rsid="0071157f" officeooo:paragraph-rsid="0071157f" style:font-name-asian="NSimSun" style:font-size-asian="10pt" style:font-name-complex="Liberation Mono" style:font-size-complex="10pt"/>
    </style:style>
    <style:style style:name="P89" style:family="paragraph" style:parent-style-name="Standard">
      <style:paragraph-properties style:line-height-at-least="0.402cm"/>
      <style:text-properties style:font-name="DejaVu Sans Mono" fo:font-size="10pt" officeooo:rsid="0071157f" officeooo:paragraph-rsid="0071157f" style:font-name-asian="NSimSun" style:font-size-asian="10pt" style:font-name-complex="Liberation Mono" style:font-size-complex="10pt"/>
    </style:style>
    <style:style style:name="P90" style:family="paragraph" style:parent-style-name="Standard">
      <style:paragraph-properties style:line-height-at-least="0.402cm"/>
      <style:text-properties style:font-name="DejaVu Sans Mono" fo:font-size="10pt" officeooo:rsid="0071157f" style:font-name-asian="NSimSun" style:font-size-asian="10pt" style:font-name-complex="Liberation Mono" style:font-size-complex="10pt"/>
    </style:style>
    <style:style style:name="P91" style:family="paragraph" style:parent-style-name="Standard">
      <style:paragraph-properties style:line-height-at-least="0.402cm"/>
      <style:text-properties style:font-name="DejaVu Sans Mono" fo:font-size="10pt" officeooo:rsid="0071157f" officeooo:paragraph-rsid="00748a92" style:font-name-asian="NSimSun" style:font-size-asian="10pt" style:font-name-complex="Liberation Mono" style:font-size-complex="10pt"/>
    </style:style>
    <style:style style:name="P92" style:family="paragraph" style:parent-style-name="Standard">
      <style:paragraph-properties style:line-height-at-least="0.402cm"/>
      <style:text-properties style:font-name="DejaVu Sans Mono" fo:font-size="10pt" officeooo:rsid="007698a2" officeooo:paragraph-rsid="007698a2" style:font-name-asian="NSimSun" style:font-size-asian="10pt" style:font-name-complex="Liberation Mono" style:font-size-complex="10pt"/>
    </style:style>
    <style:style style:name="P93" style:family="paragraph" style:parent-style-name="Preformatted_20_Text">
      <style:paragraph-properties style:line-height-at-least="0.402cm"/>
      <style:text-properties style:font-name="DejaVu Sans Mono" fo:font-size="10pt" officeooo:rsid="007698a2" officeooo:paragraph-rsid="0079de23" style:font-name-asian="NSimSun" style:font-size-asian="10pt" style:font-name-complex="Liberation Mono" style:font-size-complex="10pt"/>
    </style:style>
    <style:style style:name="P94" style:family="paragraph" style:parent-style-name="Preformatted_20_Text">
      <style:paragraph-properties style:line-height-at-least="0.402cm"/>
      <style:text-properties style:font-name="DejaVu Sans Mono" fo:font-size="10pt" officeooo:rsid="007698a2" officeooo:paragraph-rsid="0083ccb6" style:font-name-asian="NSimSun" style:font-size-asian="10pt" style:font-name-complex="Liberation Mono" style:font-size-complex="10pt"/>
    </style:style>
    <style:style style:name="P95" style:family="paragraph" style:parent-style-name="Standard">
      <style:paragraph-properties style:line-height-at-least="0.402cm"/>
      <style:text-properties style:font-name="DejaVu Sans Mono" fo:font-size="10pt" officeooo:rsid="007698a2" style:font-name-asian="NSimSun" style:font-size-asian="10pt" style:font-name-complex="Liberation Mono" style:font-size-complex="10pt"/>
    </style:style>
    <style:style style:name="P96" style:family="paragraph" style:parent-style-name="Standard">
      <style:paragraph-properties style:line-height-at-least="0.402cm"/>
      <style:text-properties style:font-name="DejaVu Sans Mono" fo:font-size="10pt" officeooo:rsid="007698a2" officeooo:paragraph-rsid="007f0da2" style:font-name-asian="NSimSun" style:font-size-asian="10pt" style:font-name-complex="Liberation Mono" style:font-size-complex="10pt"/>
    </style:style>
    <style:style style:name="P97" style:family="paragraph" style:parent-style-name="Standard">
      <style:paragraph-properties style:line-height-at-least="0.402cm"/>
      <style:text-properties style:font-name="DejaVu Sans Mono" fo:font-size="10pt" officeooo:rsid="007698a2" officeooo:paragraph-rsid="00815a6f" style:font-name-asian="NSimSun" style:font-size-asian="10pt" style:font-name-complex="Liberation Mono" style:font-size-complex="10pt"/>
    </style:style>
    <style:style style:name="P98" style:family="paragraph" style:parent-style-name="Standard">
      <style:paragraph-properties style:line-height-at-least="0.402cm"/>
      <style:text-properties style:font-name="DejaVu Sans Mono" fo:font-size="10pt" officeooo:rsid="007698a2" officeooo:paragraph-rsid="0081621c" style:font-name-asian="NSimSun" style:font-size-asian="10pt" style:font-name-complex="Liberation Mono" style:font-size-complex="10pt"/>
    </style:style>
    <style:style style:name="P99" style:family="paragraph" style:parent-style-name="Standard">
      <style:paragraph-properties style:line-height-at-least="0.402cm"/>
      <style:text-properties style:font-name="DejaVu Sans Mono" fo:font-size="10pt" officeooo:rsid="007698a2" officeooo:paragraph-rsid="008308e7" style:font-name-asian="NSimSun" style:font-size-asian="10pt" style:font-name-complex="Liberation Mono" style:font-size-complex="10pt"/>
    </style:style>
    <style:style style:name="P100" style:family="paragraph" style:parent-style-name="Preformatted_20_Text">
      <style:paragraph-properties style:line-height-at-least="0.402cm"/>
      <style:text-properties style:font-name="DejaVu Sans Mono" fo:font-size="10pt" officeooo:rsid="007d410c" officeooo:paragraph-rsid="007d410c" style:font-name-asian="NSimSun" style:font-size-asian="10pt" style:font-name-complex="Liberation Mono" style:font-size-complex="10pt"/>
    </style:style>
    <style:style style:name="P101" style:family="paragraph" style:parent-style-name="Preformatted_20_Text">
      <style:paragraph-properties style:line-height-at-least="0.402cm"/>
      <style:text-properties style:font-name="DejaVu Sans Mono" fo:font-size="10pt" officeooo:rsid="007f0da2" officeooo:paragraph-rsid="007f0da2" style:font-name-asian="NSimSun" style:font-size-asian="10pt" style:font-name-complex="Liberation Mono" style:font-size-complex="10pt"/>
    </style:style>
    <style:style style:name="P102" style:family="paragraph" style:parent-style-name="Preformatted_20_Text">
      <style:paragraph-properties style:line-height-at-least="0.402cm"/>
      <style:text-properties style:font-name="DejaVu Sans Mono" fo:font-size="10pt" officeooo:rsid="0083ccb6" officeooo:paragraph-rsid="0083ccb6" style:font-name-asian="NSimSun" style:font-size-asian="10pt" style:font-name-complex="Liberation Mono" style:font-size-complex="10pt"/>
    </style:style>
    <style:style style:name="P103" style:family="paragraph" style:parent-style-name="Standard">
      <style:paragraph-properties style:line-height-at-least="0.402cm"/>
      <style:text-properties style:font-name="DejaVu Sans Mono" fo:font-size="10pt" officeooo:rsid="0083ccb6" officeooo:paragraph-rsid="0083ccb6" style:font-name-asian="NSimSun" style:font-size-asian="10pt" style:font-name-complex="Liberation Mono" style:font-size-complex="10pt"/>
    </style:style>
    <style:style style:name="P104" style:family="paragraph" style:parent-style-name="Standard">
      <style:paragraph-properties style:line-height-at-least="0.402cm"/>
      <style:text-properties style:font-name="DejaVu Sans Mono" fo:font-size="10pt" officeooo:rsid="0083ccb6" style:font-name-asian="NSimSun" style:font-size-asian="10pt" style:font-name-complex="Liberation Mono" style:font-size-complex="10pt"/>
    </style:style>
    <style:style style:name="P105" style:family="paragraph" style:parent-style-name="Preformatted_20_Text">
      <style:paragraph-properties style:line-height-at-least="0.402cm"/>
      <style:text-properties style:font-name="DejaVu Sans Mono" fo:font-size="10pt" officeooo:rsid="00863374" officeooo:paragraph-rsid="00863374" style:font-name-asian="NSimSun" style:font-size-asian="10pt" style:font-name-complex="Liberation Mono" style:font-size-complex="10pt"/>
    </style:style>
    <style:style style:name="P106" style:family="paragraph" style:parent-style-name="Standard">
      <style:paragraph-properties style:line-height-at-least="0.402cm"/>
      <style:text-properties style:font-name="DejaVu Sans Mono" fo:font-size="10pt" officeooo:rsid="00863374" officeooo:paragraph-rsid="00863374" style:font-name-asian="NSimSun" style:font-size-asian="10pt" style:font-name-complex="Liberation Mono" style:font-size-complex="10pt"/>
    </style:style>
    <style:style style:name="P107" style:family="paragraph" style:parent-style-name="Standard">
      <style:paragraph-properties style:line-height-at-least="0.402cm"/>
      <style:text-properties style:font-name="DejaVu Sans Mono" fo:font-size="10pt" officeooo:rsid="00863374" style:font-name-asian="NSimSun" style:font-size-asian="10pt" style:font-name-complex="Liberation Mono" style:font-size-complex="10pt"/>
    </style:style>
    <style:style style:name="P108" style:family="paragraph" style:parent-style-name="Standard">
      <style:paragraph-properties style:line-height-at-least="0.402cm"/>
      <style:text-properties style:font-name="DejaVu Sans Mono" fo:font-size="10pt" officeooo:rsid="0079de23" officeooo:paragraph-rsid="0079de23" style:font-name-asian="NSimSun" style:font-size-asian="10pt" style:font-name-complex="Liberation Mono" style:font-size-complex="10pt"/>
    </style:style>
    <style:style style:name="P109" style:family="paragraph" style:parent-style-name="Standard">
      <style:paragraph-properties style:line-height-at-least="0.402cm"/>
      <style:text-properties style:font-name="DejaVu Sans Mono" fo:font-size="10pt" officeooo:rsid="0084dd19" officeooo:paragraph-rsid="0084dd19" style:font-name-asian="NSimSun" style:font-size-asian="10pt" style:font-name-complex="Liberation Mono" style:font-size-complex="10pt"/>
    </style:style>
    <style:style style:name="P110" style:family="paragraph" style:parent-style-name="Standard">
      <style:paragraph-properties style:line-height-at-least="0.402cm"/>
      <style:text-properties style:font-name="DejaVu Sans Mono" fo:font-size="10pt" officeooo:rsid="00885254" officeooo:paragraph-rsid="00885254" style:font-name-asian="NSimSun" style:font-size-asian="10pt" style:font-name-complex="Liberation Mono" style:font-size-complex="10pt"/>
    </style:style>
    <style:style style:name="P111" style:family="paragraph" style:parent-style-name="Standard">
      <style:paragraph-properties style:line-height-at-least="0.402cm"/>
      <style:text-properties style:font-name="DejaVu Sans Mono" fo:font-size="10pt" officeooo:rsid="00885254" style:font-name-asian="NSimSun" style:font-size-asian="10pt" style:font-name-complex="Liberation Mono" style:font-size-complex="10pt"/>
    </style:style>
    <style:style style:name="P112" style:family="paragraph" style:parent-style-name="Standard">
      <style:paragraph-properties style:line-height-at-least="0.402cm"/>
      <style:text-properties style:font-name="DejaVu Sans Mono" fo:font-size="10pt" officeooo:rsid="008afe8a" officeooo:paragraph-rsid="008afe8a" style:font-name-asian="NSimSun" style:font-size-asian="10pt" style:font-name-complex="Liberation Mono" style:font-size-complex="10pt"/>
    </style:style>
    <style:style style:name="P113" style:family="paragraph" style:parent-style-name="Standard">
      <style:paragraph-properties style:line-height-at-least="0.402cm"/>
      <style:text-properties style:font-name="DejaVu Sans Mono" fo:font-size="10pt" officeooo:rsid="008afe8a" officeooo:paragraph-rsid="008b0493" style:font-name-asian="NSimSun" style:font-size-asian="10pt" style:font-name-complex="Liberation Mono" style:font-size-complex="10pt"/>
    </style:style>
    <style:style style:name="P114" style:family="paragraph" style:parent-style-name="Standard">
      <style:paragraph-properties style:line-height-at-least="0.402cm"/>
      <style:text-properties style:font-name="DejaVu Sans Mono" fo:font-size="10pt" officeooo:rsid="008afe8a" officeooo:paragraph-rsid="008d904f" style:font-name-asian="NSimSun" style:font-size-asian="10pt" style:font-name-complex="Liberation Mono" style:font-size-complex="10pt"/>
    </style:style>
    <style:style style:name="P115" style:family="paragraph" style:parent-style-name="Standard">
      <style:paragraph-properties style:line-height-at-least="0.402cm"/>
      <style:text-properties style:font-name="DejaVu Sans Mono" fo:font-size="10pt" officeooo:rsid="008c85f0" officeooo:paragraph-rsid="008c85f0" style:font-name-asian="NSimSun" style:font-size-asian="10pt" style:font-name-complex="Liberation Mono" style:font-size-complex="10pt"/>
    </style:style>
    <style:style style:name="P116" style:family="paragraph" style:parent-style-name="Standard">
      <style:paragraph-properties style:line-height-at-least="0.402cm"/>
      <style:text-properties style:font-name="DejaVu Sans Mono" fo:font-size="10pt" officeooo:rsid="008d904f" style:font-name-asian="NSimSun" style:font-size-asian="10pt" style:font-name-complex="Liberation Mono" style:font-size-complex="10pt"/>
    </style:style>
    <style:style style:name="P117" style:family="paragraph" style:parent-style-name="Standard">
      <style:paragraph-properties style:line-height-at-least="0.402cm"/>
      <style:text-properties style:font-name="DejaVu Sans Mono" fo:font-size="10pt" officeooo:rsid="008d904f" officeooo:paragraph-rsid="008d904f" style:font-name-asian="NSimSun" style:font-size-asian="10pt" style:font-name-complex="Liberation Mono" style:font-size-complex="10pt"/>
    </style:style>
    <style:style style:name="P118" style:family="paragraph" style:parent-style-name="Standard">
      <style:paragraph-properties style:line-height-at-least="0.402cm"/>
      <style:text-properties style:font-name="DejaVu Sans Mono" fo:font-size="10pt" fo:font-weight="normal" officeooo:rsid="0092e1c1" officeooo:paragraph-rsid="0092315b" style:font-name-asian="NSimSun" style:font-size-asian="8.75pt" style:font-weight-asian="normal" style:font-name-complex="Liberation Mono" style:font-size-complex="10pt" style:font-weight-complex="normal"/>
    </style:style>
    <style:style style:name="P119" style:family="paragraph" style:parent-style-name="Standard">
      <style:paragraph-properties style:line-height-at-least="0.402cm"/>
      <style:text-properties style:font-name="DejaVu Sans Mono" fo:font-size="10pt" fo:font-weight="normal" officeooo:rsid="0092e1c1" officeooo:paragraph-rsid="0092e1c1" style:font-name-asian="NSimSun" style:font-size-asian="8.75pt" style:font-weight-asian="normal" style:font-name-complex="Liberation Mono" style:font-size-complex="10pt" style:font-weight-complex="normal"/>
    </style:style>
    <style:style style:name="P120" style:family="paragraph" style:parent-style-name="Standard">
      <style:paragraph-properties style:line-height-at-least="0.402cm"/>
      <style:text-properties style:font-name="DejaVu Sans Mono" fo:font-size="10pt" fo:font-weight="normal" officeooo:rsid="0092e1c1" style:font-name-asian="NSimSun" style:font-size-asian="8.75pt" style:font-weight-asian="normal" style:font-name-complex="Liberation Mono" style:font-size-complex="10pt" style:font-weight-complex="normal"/>
    </style:style>
    <style:style style:name="P121" style:family="paragraph" style:parent-style-name="Standard">
      <style:paragraph-properties style:line-height-at-least="0.402cm"/>
      <style:text-properties style:font-name="DejaVu Sans Mono" fo:font-size="10pt" fo:font-weight="normal" officeooo:rsid="00968650" officeooo:paragraph-rsid="00968650" style:font-name-asian="NSimSun" style:font-size-asian="10pt" style:font-weight-asian="normal" style:font-name-complex="Liberation Mono" style:font-size-complex="10pt" style:font-weight-complex="normal"/>
    </style:style>
    <style:style style:name="P122" style:family="paragraph" style:parent-style-name="Standard">
      <style:paragraph-properties style:line-height-at-least="0.402cm"/>
      <style:text-properties style:font-name="DejaVu Sans Mono" fo:font-size="10pt" fo:font-weight="normal" officeooo:rsid="00973013" officeooo:paragraph-rsid="0092315b" style:font-name-asian="NSimSun" style:font-size-asian="10pt" style:font-weight-asian="normal" style:font-name-complex="Liberation Mono" style:font-size-complex="10pt" style:font-weight-complex="normal"/>
    </style:style>
    <style:style style:name="P123" style:family="paragraph" style:parent-style-name="Standard">
      <style:paragraph-properties style:line-height-at-least="0.402cm"/>
      <style:text-properties style:font-name="DejaVu Sans Mono" fo:font-size="10pt" fo:font-weight="normal" officeooo:rsid="00973013" style:font-name-asian="NSimSun" style:font-size-asian="10pt" style:font-weight-asian="normal" style:font-name-complex="Liberation Mono" style:font-size-complex="10pt" style:font-weight-complex="normal"/>
    </style:style>
    <style:style style:name="P124" style:family="paragraph" style:parent-style-name="Standard">
      <style:paragraph-properties style:line-height-at-least="0.402cm"/>
      <style:text-properties style:font-name="DejaVu Sans Mono" fo:font-size="10pt" fo:font-weight="normal" officeooo:rsid="00973013" officeooo:paragraph-rsid="008d904f" style:font-name-asian="NSimSun" style:font-size-asian="10pt" style:font-weight-asian="normal" style:font-name-complex="Liberation Mono" style:font-size-complex="10pt" style:font-weight-complex="normal"/>
    </style:style>
    <style:style style:name="P125" style:family="paragraph" style:parent-style-name="Standard">
      <style:paragraph-properties style:line-height-at-least="0.402cm"/>
      <style:text-properties style:font-name="DejaVu Sans Mono" fo:font-size="10pt" fo:font-weight="normal" officeooo:rsid="00973013" officeooo:paragraph-rsid="00a0ff85" style:font-name-asian="NSimSun" style:font-size-asian="10pt" style:font-weight-asian="normal" style:font-name-complex="Liberation Mono" style:font-size-complex="10pt" style:font-weight-complex="normal"/>
    </style:style>
    <style:style style:name="P126" style:family="paragraph" style:parent-style-name="Standard">
      <style:paragraph-properties style:line-height-at-least="0.402cm"/>
      <style:text-properties style:font-name="DejaVu Sans Mono" fo:font-size="10pt" fo:font-weight="normal" officeooo:rsid="00a4bb86" officeooo:paragraph-rsid="008d904f" style:font-name-asian="NSimSun" style:font-size-asian="10pt" style:font-weight-asian="normal" style:font-name-complex="Liberation Mono" style:font-size-complex="10pt" style:font-weight-complex="normal"/>
    </style:style>
    <style:style style:name="P127" style:family="paragraph" style:parent-style-name="Standard">
      <style:paragraph-properties style:line-height-at-least="0.402cm"/>
      <style:text-properties style:font-name="DejaVu Sans Mono" fo:font-size="10pt" fo:font-weight="normal" officeooo:rsid="00a4bb86" officeooo:paragraph-rsid="00a4bb86" style:font-name-asian="NSimSun" style:font-size-asian="10pt" style:font-weight-asian="normal" style:font-name-complex="Liberation Mono" style:font-size-complex="10pt" style:font-weight-complex="normal"/>
    </style:style>
    <style:style style:name="P128" style:family="paragraph" style:parent-style-name="Standard">
      <style:paragraph-properties style:line-height-at-least="0.402cm"/>
      <style:text-properties style:font-name="DejaVu Sans Mono" fo:font-size="10pt" fo:font-weight="normal" officeooo:rsid="00a4bb86" officeooo:paragraph-rsid="009a21da" style:font-name-asian="NSimSun" style:font-size-asian="10pt" style:font-weight-asian="normal" style:font-name-complex="Liberation Mono" style:font-size-complex="10pt" style:font-weight-complex="normal"/>
    </style:style>
    <style:style style:name="P129" style:family="paragraph" style:parent-style-name="Standard">
      <style:paragraph-properties style:line-height-at-least="0.402cm"/>
      <style:text-properties style:font-name="DejaVu Sans Mono" fo:font-size="10pt" fo:font-weight="normal" officeooo:rsid="00a4bb86" officeooo:paragraph-rsid="0092315b" style:font-name-asian="NSimSun" style:font-size-asian="10pt" style:font-weight-asian="normal" style:font-name-complex="Liberation Mono" style:font-size-complex="10pt" style:font-weight-complex="normal"/>
    </style:style>
    <style:style style:name="P130" style:family="paragraph" style:parent-style-name="Standard">
      <style:paragraph-properties style:line-height-at-least="0.402cm"/>
      <style:text-properties style:font-name="DejaVu Sans Mono" fo:font-size="10pt" fo:font-weight="normal" officeooo:rsid="00a4bb86" officeooo:paragraph-rsid="009dc851" style:font-name-asian="NSimSun" style:font-size-asian="10pt" style:font-weight-asian="normal" style:font-name-complex="Liberation Mono" style:font-size-complex="10pt" style:font-weight-complex="normal"/>
    </style:style>
    <style:style style:name="P131" style:family="paragraph" style:parent-style-name="Standard">
      <style:paragraph-properties style:line-height-at-least="0.402cm"/>
      <style:text-properties style:font-name="DejaVu Sans Mono" fo:font-size="10pt" fo:font-weight="normal" officeooo:rsid="00a4bb86" officeooo:paragraph-rsid="0090ffac" style:font-name-asian="NSimSun" style:font-size-asian="10pt" style:font-weight-asian="normal" style:font-name-complex="Liberation Mono" style:font-size-complex="10pt" style:font-weight-complex="normal"/>
    </style:style>
    <style:style style:name="P132" style:family="paragraph" style:parent-style-name="Standard">
      <style:paragraph-properties style:line-height-at-least="0.402cm"/>
      <style:text-properties style:font-name="DejaVu Sans Mono" fo:font-size="10pt" fo:font-weight="normal" officeooo:rsid="00a4bb86" officeooo:paragraph-rsid="009f9756" style:font-name-asian="NSimSun" style:font-size-asian="10pt" style:font-weight-asian="normal" style:font-name-complex="Liberation Mono" style:font-size-complex="10pt" style:font-weight-complex="normal"/>
    </style:style>
    <style:style style:name="P133" style:family="paragraph" style:parent-style-name="Standard">
      <style:paragraph-properties style:line-height-at-least="0.402cm"/>
      <style:text-properties style:font-name="DejaVu Sans Mono" fo:font-size="10pt" fo:font-weight="normal" officeooo:rsid="00a4bb86" officeooo:paragraph-rsid="00a0533c" style:font-name-asian="NSimSun" style:font-size-asian="10pt" style:font-weight-asian="normal" style:font-name-complex="Liberation Mono" style:font-size-complex="10pt" style:font-weight-complex="normal"/>
    </style:style>
    <style:style style:name="P134" style:family="paragraph" style:parent-style-name="Standard">
      <style:paragraph-properties style:line-height-at-least="0.402cm"/>
      <style:text-properties style:font-name="DejaVu Sans Mono" fo:font-size="10pt" fo:font-weight="normal" officeooo:rsid="00a4bb86" officeooo:paragraph-rsid="00a0ff85" style:font-name-asian="NSimSun" style:font-size-asian="10pt" style:font-weight-asian="normal" style:font-name-complex="Liberation Mono" style:font-size-complex="10pt" style:font-weight-complex="normal"/>
    </style:style>
    <style:style style:name="P135" style:family="paragraph" style:parent-style-name="Standard">
      <style:paragraph-properties style:line-height-at-least="0.402cm"/>
      <style:text-properties style:font-name="DejaVu Sans Mono" fo:font-size="10pt" fo:font-weight="normal" officeooo:rsid="00a4bb86" style:font-name-asian="NSimSun" style:font-size-asian="10pt" style:font-weight-asian="normal" style:font-name-complex="Liberation Mono" style:font-size-complex="10pt" style:font-weight-complex="normal"/>
    </style:style>
    <style:style style:name="P136" style:family="paragraph" style:parent-style-name="Standard">
      <style:paragraph-properties style:line-height-at-least="0.402cm"/>
      <style:text-properties style:font-name="DejaVu Sans Mono" fo:font-size="10pt" fo:font-weight="normal" officeooo:rsid="00a4bb86" officeooo:paragraph-rsid="00a50c54" style:font-name-asian="NSimSun" style:font-size-asian="10pt" style:font-weight-asian="normal" style:font-name-complex="Liberation Mono" style:font-size-complex="10pt" style:font-weight-complex="normal"/>
    </style:style>
    <style:style style:name="P137" style:family="paragraph" style:parent-style-name="Standard">
      <style:text-properties style:font-name="DejaVu Sans Mono" fo:font-size="10pt" fo:font-weight="normal" officeooo:rsid="00a4bb86" style:font-name-asian="NSimSun" style:font-size-asian="10pt" style:font-weight-asian="normal" style:font-name-complex="Liberation Mono" style:font-size-complex="10pt" style:font-weight-complex="normal"/>
    </style:style>
    <style:style style:name="P138" style:family="paragraph" style:parent-style-name="Subtitle">
      <style:text-properties style:font-name="DejaVu Sans Mono" fo:font-size="14pt" fo:font-style="italic" officeooo:rsid="0013a810" officeooo:paragraph-rsid="0013a810" style:font-size-asian="14pt" style:font-style-asian="italic" style:font-size-complex="14pt" style:font-style-complex="italic"/>
    </style:style>
    <style:style style:name="P139" style:family="paragraph" style:parent-style-name="Standard">
      <style:text-properties style:font-name="DejaVu Sans Mono" fo:font-size="14pt" fo:font-weight="bold" officeooo:rsid="001f23a4" officeooo:paragraph-rsid="001f23a4" style:font-size-asian="14pt" style:font-weight-asian="bold" style:font-size-complex="14pt" style:font-weight-complex="bold"/>
    </style:style>
    <style:style style:name="P140" style:family="paragraph" style:parent-style-name="Title">
      <style:text-properties style:font-name="DejaVu Sans Mono" fo:font-size="24pt" style:font-size-asian="24pt" style:font-size-complex="24pt"/>
    </style:style>
    <style:style style:name="P141" style:family="paragraph" style:parent-style-name="Preformatted_20_Text">
      <style:paragraph-properties style:line-height-at-least="0.402cm"/>
      <style:text-properties style:font-name="DejaVu Sans Mono" fo:font-size="12pt" fo:font-weight="bold" officeooo:rsid="0079de23" officeooo:paragraph-rsid="00863374" style:font-name-asian="NSimSun" style:font-size-asian="12pt" style:font-weight-asian="bold" style:font-name-complex="Liberation Mono" style:font-size-complex="12pt" style:font-weight-complex="bold"/>
    </style:style>
    <style:style style:name="P142" style:family="paragraph" style:parent-style-name="Standard">
      <style:paragraph-properties style:line-height-at-least="0.402cm"/>
      <style:text-properties style:font-name="DejaVu Sans Mono" fo:font-size="12pt" fo:font-weight="bold" officeooo:rsid="0079de23" officeooo:paragraph-rsid="0090ffac" style:font-name-asian="NSimSun" style:font-size-asian="12pt" style:font-weight-asian="bold" style:font-name-complex="Liberation Mono" style:font-size-complex="12pt" style:font-weight-complex="bold"/>
    </style:style>
    <style:style style:name="P143" style:family="paragraph" style:parent-style-name="Standard">
      <style:paragraph-properties style:line-height-at-least="0.402cm"/>
      <style:text-properties style:font-name="DejaVu Sans Mono" fo:font-size="12pt" fo:font-weight="bold" officeooo:rsid="0092315b" officeooo:paragraph-rsid="0092315b" style:font-name-asian="NSimSun" style:font-size-asian="12pt" style:font-weight-asian="bold" style:font-name-complex="Liberation Mono" style:font-size-complex="12pt" style:font-weight-complex="bold"/>
    </style:style>
    <style:style style:name="P144" style:family="paragraph" style:parent-style-name="Standard">
      <style:paragraph-properties style:line-height-at-least="0.402cm"/>
      <style:text-properties style:font-name="DejaVu Sans Mono" fo:font-size="12pt" fo:font-weight="bold" officeooo:rsid="0079de23" officeooo:paragraph-rsid="0079de23" style:font-size-asian="12pt" style:font-weight-asian="bold" style:font-size-complex="12pt" style:font-weight-complex="bold"/>
    </style:style>
    <style:style style:name="P145" style:family="paragraph" style:parent-style-name="Standard">
      <style:paragraph-properties style:line-height-at-least="0.402cm"/>
      <style:text-properties style:font-name="DejaVu Sans Mono" fo:font-size="12pt" fo:font-weight="bold" officeooo:rsid="0079de23" officeooo:paragraph-rsid="006f784b" style:font-size-asian="12pt" style:font-weight-asian="bold" style:font-size-complex="12pt" style:font-weight-complex="bold"/>
    </style:style>
    <style:style style:name="P146" style:family="paragraph" style:parent-style-name="Standard">
      <style:text-properties style:font-name="DejaVu Sans Mono" fo:font-size="12pt" fo:font-weight="bold" officeooo:rsid="0079de23" officeooo:paragraph-rsid="001d0a09" style:font-size-asian="12pt" style:font-weight-asian="bold" style:font-size-complex="12pt" style:font-weight-complex="bold"/>
    </style:style>
    <style:style style:name="P147" style:family="paragraph" style:parent-style-name="Standard">
      <style:paragraph-properties style:line-height-at-least="0.402cm"/>
      <style:text-properties style:font-name="DejaVu Sans Mono" fo:font-size="12pt" style:text-underline-style="solid" style:text-underline-width="auto" style:text-underline-color="font-color" fo:font-weight="bold" officeooo:rsid="001f23a4" officeooo:paragraph-rsid="005906cb" style:font-size-asian="12pt" style:font-weight-asian="bold" style:font-size-complex="12pt" style:font-weight-complex="bold"/>
    </style:style>
    <style:style style:name="P148" style:family="paragraph" style:parent-style-name="Standard">
      <style:text-properties style:font-name="DejaVu Sans Mono" fo:font-size="12pt" style:text-underline-style="solid" style:text-underline-width="auto" style:text-underline-color="font-color" fo:font-weight="bold" officeooo:rsid="00133ae3" officeooo:paragraph-rsid="00133ae3" style:font-size-asian="12pt" style:font-weight-asian="bold" style:font-size-complex="12pt" style:font-weight-complex="bold"/>
    </style:style>
    <style:style style:name="P149" style:family="paragraph" style:parent-style-name="Standard">
      <style:paragraph-properties style:line-height-at-least="0.402cm" fo:text-align="center" style:justify-single-word="false"/>
      <style:text-properties style:font-name="DejaVu Sans Mono" fo:font-size="13pt" style:text-underline-style="solid" style:text-underline-width="auto" style:text-underline-color="font-color" fo:font-weight="bold" officeooo:rsid="001625e6" officeooo:paragraph-rsid="001625e6" style:font-size-asian="13pt" style:font-weight-asian="bold" style:font-size-complex="13pt" style:font-weight-complex="bold"/>
    </style:style>
    <style:style style:name="P150" style:family="paragraph" style:parent-style-name="Standard">
      <style:paragraph-properties style:line-height-at-least="0.402cm"/>
      <style:text-properties officeooo:paragraph-rsid="0027fe8c"/>
    </style:style>
    <style:style style:name="P151" style:family="paragraph" style:parent-style-name="Standard">
      <style:paragraph-properties style:line-height-at-least="0.402cm"/>
      <style:text-properties officeooo:paragraph-rsid="002c06a8"/>
    </style:style>
    <style:style style:name="P152" style:family="paragraph" style:parent-style-name="Standard">
      <style:paragraph-properties style:line-height-at-least="0.402cm"/>
      <style:text-properties officeooo:paragraph-rsid="003e11d8"/>
    </style:style>
    <style:style style:name="P153" style:family="paragraph" style:parent-style-name="Standard">
      <style:paragraph-properties style:line-height-at-least="0.402cm"/>
      <style:text-properties officeooo:paragraph-rsid="007698a2"/>
    </style:style>
    <style:style style:name="P154" style:family="paragraph" style:parent-style-name="Standard">
      <style:paragraph-properties style:line-height-at-least="0.402cm"/>
      <style:text-properties officeooo:paragraph-rsid="009a21da"/>
    </style:style>
    <style:style style:name="P155" style:family="paragraph" style:parent-style-name="Standard">
      <style:paragraph-properties style:line-height-at-least="0.402cm"/>
      <style:text-properties officeooo:rsid="002d0088" officeooo:paragraph-rsid="002d0088"/>
    </style:style>
    <style:style style:name="P156" style:family="paragraph" style:parent-style-name="Standard">
      <style:paragraph-properties style:line-height-at-least="0.402cm"/>
      <style:text-properties officeooo:rsid="002d0088" officeooo:paragraph-rsid="0030af10"/>
    </style:style>
    <style:style style:name="P157" style:family="paragraph" style:parent-style-name="Standard">
      <style:paragraph-properties style:line-height-at-least="0.402cm"/>
      <style:text-properties officeooo:rsid="002d0088" officeooo:paragraph-rsid="0033a667"/>
    </style:style>
    <style:style style:name="P158" style:family="paragraph" style:parent-style-name="Standard">
      <style:paragraph-properties style:line-height-at-least="0.402cm"/>
      <style:text-properties officeooo:rsid="002d0088" officeooo:paragraph-rsid="003e11d8"/>
    </style:style>
    <style:style style:name="P159" style:family="paragraph" style:parent-style-name="Preformatted_20_Text">
      <style:paragraph-properties style:line-height-at-least="0.402cm"/>
      <style:text-properties officeooo:paragraph-rsid="007698a2"/>
    </style:style>
    <style:style style:name="P160" style:family="paragraph" style:parent-style-name="Preformatted_20_Text">
      <style:paragraph-properties style:line-height-at-least="0.402cm"/>
      <style:text-properties style:font-name="DejaVu Sans Mono" fo:font-size="10pt" officeooo:rsid="007d410c" officeooo:paragraph-rsid="0083ccb6" style:font-name-asian="NSimSun" style:font-size-asian="10pt" style:font-name-complex="Liberation Mono" style:font-size-complex="10pt"/>
    </style:style>
    <style:style style:name="P161" style:family="paragraph" style:parent-style-name="Preformatted_20_Text">
      <style:paragraph-properties style:line-height-at-least="0.402cm"/>
      <style:text-properties style:font-name="DejaVu Sans Mono" fo:font-size="12pt" fo:font-weight="bold" officeooo:rsid="00a9bac2" officeooo:paragraph-rsid="007698a2" style:font-size-asian="12pt" style:font-weight-asian="bold" style:font-size-complex="12pt" style:font-weight-complex="bold"/>
    </style:style>
    <style:style style:name="P162" style:family="paragraph" style:parent-style-name="Preformatted_20_Text">
      <style:paragraph-properties style:line-height-at-least="0.402cm"/>
      <style:text-properties style:font-name="DejaVu Sans Mono" fo:font-size="12pt" fo:font-weight="bold" officeooo:rsid="00a9bac2" officeooo:paragraph-rsid="00a9bac2" style:font-size-asian="12pt" style:font-weight-asian="bold" style:font-size-complex="12pt" style:font-weight-complex="bold"/>
    </style:style>
    <style:style style:name="P163" style:family="paragraph" style:parent-style-name="Preformatted_20_Text">
      <style:paragraph-properties style:line-height-at-least="0.402cm"/>
      <style:text-properties style:font-name="DejaVu Sans Mono" fo:font-size="12pt" fo:font-weight="bold" officeooo:rsid="00a9bac2" officeooo:paragraph-rsid="00aaed39" style:font-name-asian="NSimSun" style:font-size-asian="12pt" style:font-weight-asian="bold" style:font-name-complex="Liberation Mono" style:font-size-complex="12pt" style:font-weight-complex="bold"/>
    </style:style>
    <style:style style:name="P164" style:family="paragraph" style:parent-style-name="Preformatted_20_Text">
      <style:paragraph-properties style:line-height-at-least="0.402cm"/>
      <style:text-properties style:font-name="DejaVu Sans Mono" fo:font-size="12pt" fo:font-weight="bold" officeooo:rsid="00a9bac2" officeooo:paragraph-rsid="0083ccb6" style:font-name-asian="NSimSun" style:font-size-asian="12pt" style:font-weight-asian="bold" style:font-name-complex="Liberation Mono" style:font-size-complex="12pt" style:font-weight-complex="bold"/>
    </style:style>
    <style:style style:name="P165" style:family="paragraph" style:parent-style-name="Preformatted_20_Text">
      <style:paragraph-properties style:line-height-at-least="0.402cm"/>
      <style:text-properties style:font-name="DejaVu Sans Mono" fo:font-size="12pt" fo:font-weight="bold" officeooo:rsid="00a9bac2" officeooo:paragraph-rsid="00ab6cc6" style:font-name-asian="NSimSun" style:font-size-asian="12pt" style:font-weight-asian="bold" style:font-name-complex="Liberation Mono" style:font-size-complex="12pt" style:font-weight-complex="bold"/>
    </style:style>
    <style:style style:name="P166" style:family="paragraph" style:parent-style-name="Preformatted_20_Text">
      <style:paragraph-properties style:line-height-at-least="0.402cm"/>
      <style:text-properties style:font-name="DejaVu Sans Mono" fo:font-size="12pt" fo:font-weight="bold" officeooo:rsid="0079de23" officeooo:paragraph-rsid="0083ccb6" style:font-name-asian="NSimSun" style:font-size-asian="12pt" style:font-weight-asian="bold" style:font-name-complex="Liberation Mono" style:font-size-complex="12pt" style:font-weight-complex="bold"/>
    </style:style>
    <style:style style:name="P167" style:family="paragraph" style:parent-style-name="Preformatted_20_Text">
      <style:paragraph-properties style:line-height-at-least="0.402cm"/>
      <style:text-properties style:font-name="DejaVu Sans Mono" fo:font-size="12pt" fo:font-weight="bold" officeooo:rsid="0079de23" officeooo:paragraph-rsid="00863374" style:font-name-asian="NSimSun" style:font-size-asian="12pt" style:font-weight-asian="bold" style:font-name-complex="Liberation Mono" style:font-size-complex="12pt" style:font-weight-complex="bold"/>
    </style:style>
    <style:style style:name="P168" style:family="paragraph" style:parent-style-name="Standard">
      <style:paragraph-properties style:line-height-at-least="0.402cm"/>
      <style:text-properties style:font-name="DejaVu Sans Mono" fo:font-size="12pt" fo:font-weight="bold" officeooo:rsid="0079de23" officeooo:paragraph-rsid="0026851c" style:font-size-asian="12pt" style:font-weight-asian="bold" style:font-size-complex="12pt" style:font-weight-complex="bold"/>
    </style:style>
    <style:style style:name="P169" style:family="paragraph" style:parent-style-name="Standard">
      <style:paragraph-properties style:line-height-at-least="0.402cm"/>
      <style:text-properties style:font-name="DejaVu Sans Mono" fo:font-size="12pt" fo:font-weight="bold" officeooo:rsid="0079de23" officeooo:paragraph-rsid="0079de23" style:font-size-asian="12pt" style:font-weight-asian="bold" style:font-size-complex="12pt" style:font-weight-complex="bold"/>
    </style:style>
    <style:style style:name="P170" style:family="paragraph" style:parent-style-name="Standard">
      <style:paragraph-properties style:line-height-at-least="0.402cm" fo:break-before="page"/>
      <style:text-properties style:font-name="DejaVu Sans Mono" fo:font-size="12pt" fo:font-weight="bold" officeooo:rsid="0079de23" officeooo:paragraph-rsid="0079de23" style:font-size-asian="12pt" style:font-weight-asian="bold" style:font-size-complex="12pt" style:font-weight-complex="bold"/>
    </style:style>
    <style:style style:name="P171" style:family="paragraph" style:parent-style-name="Standard">
      <style:paragraph-properties style:line-height-at-least="0.402cm"/>
      <style:text-properties style:font-name="DejaVu Sans Mono" fo:font-size="12pt" fo:font-weight="bold" officeooo:rsid="0079de23" officeooo:paragraph-rsid="001557e8" style:font-size-asian="12pt" style:font-weight-asian="bold" style:font-size-complex="12pt" style:font-weight-complex="bold"/>
    </style:style>
    <style:style style:name="P172" style:family="paragraph" style:parent-style-name="Standard">
      <style:paragraph-properties style:line-height-at-least="0.402cm"/>
      <style:text-properties style:font-name="DejaVu Sans Mono" fo:font-size="12pt" fo:font-weight="bold" officeooo:rsid="0079de23" officeooo:paragraph-rsid="001f23a4" style:font-size-asian="12pt" style:font-weight-asian="bold" style:font-size-complex="12pt" style:font-weight-complex="bold"/>
    </style:style>
    <style:style style:name="P173" style:family="paragraph" style:parent-style-name="Standard">
      <style:paragraph-properties style:line-height-at-least="0.402cm"/>
      <style:text-properties style:font-name="DejaVu Sans Mono" fo:font-size="12pt" fo:font-weight="bold" officeooo:rsid="0079de23" officeooo:paragraph-rsid="006dc460" style:font-size-asian="12pt" style:font-weight-asian="bold" style:font-size-complex="12pt" style:font-weight-complex="bold"/>
    </style:style>
    <style:style style:name="P174" style:family="paragraph" style:parent-style-name="Standard">
      <style:paragraph-properties style:line-height-at-least="0.402cm" fo:break-before="page"/>
      <style:text-properties style:font-name="DejaVu Sans Mono" fo:font-size="12pt" fo:font-weight="bold" officeooo:rsid="0079de23" officeooo:paragraph-rsid="006dc460" style:font-size-asian="12pt" style:font-weight-asian="bold" style:font-size-complex="12pt" style:font-weight-complex="bold"/>
    </style:style>
    <style:style style:name="P175" style:family="paragraph" style:parent-style-name="Standard">
      <style:text-properties style:font-name="DejaVu Sans Mono" fo:font-size="12pt" fo:font-weight="bold" officeooo:rsid="0079de23" officeooo:paragraph-rsid="0079de23" style:font-size-asian="12pt" style:font-weight-asian="bold" style:font-size-complex="12pt" style:font-weight-complex="bold"/>
    </style:style>
    <style:style style:name="P176" style:family="paragraph" style:parent-style-name="Standard">
      <style:paragraph-properties fo:break-before="page"/>
      <style:text-properties style:font-name="DejaVu Sans Mono" fo:font-size="12pt" fo:font-weight="bold" officeooo:rsid="0079de23" officeooo:paragraph-rsid="0079de23" style:font-size-asian="12pt" style:font-weight-asian="bold" style:font-size-complex="12pt" style:font-weight-complex="bold"/>
    </style:style>
    <style:style style:name="P177" style:family="paragraph" style:parent-style-name="Standard">
      <style:paragraph-properties style:line-height-at-least="0.402cm"/>
      <style:text-properties style:font-name="DejaVu Sans Mono" fo:font-size="12pt" fo:font-weight="bold" officeooo:rsid="00a6e2ab" officeooo:paragraph-rsid="00a6e2ab" style:font-size-asian="12pt" style:font-weight-asian="bold" style:font-size-complex="12pt" style:font-weight-complex="bold"/>
    </style:style>
    <style:style style:name="P178" style:family="paragraph" style:parent-style-name="Standard">
      <style:paragraph-properties style:line-height-at-least="0.402cm"/>
      <style:text-properties style:font-name="DejaVu Sans Mono" fo:font-size="12pt" fo:font-weight="bold" officeooo:rsid="00a6e2ab" officeooo:paragraph-rsid="001b65cb" style:font-size-asian="12pt" style:font-weight-asian="bold" style:font-size-complex="12pt" style:font-weight-complex="bold"/>
    </style:style>
    <style:style style:name="P179" style:family="paragraph" style:parent-style-name="Standard">
      <style:paragraph-properties style:line-height-at-least="0.402cm"/>
      <style:text-properties style:font-name="DejaVu Sans Mono" fo:font-size="12pt" fo:font-weight="bold" officeooo:rsid="00a6e2ab" officeooo:paragraph-rsid="00a7bc12" style:font-size-asian="12pt" style:font-weight-asian="bold" style:font-size-complex="12pt" style:font-weight-complex="bold"/>
    </style:style>
    <style:style style:name="P180" style:family="paragraph" style:parent-style-name="Standard">
      <style:paragraph-properties style:line-height-at-least="0.402cm"/>
      <style:text-properties style:font-name="DejaVu Sans Mono" fo:font-size="12pt" fo:font-weight="bold" officeooo:rsid="00a6e2ab" officeooo:paragraph-rsid="00a5fd14" style:font-size-asian="12pt" style:font-weight-asian="bold" style:font-size-complex="12pt" style:font-weight-complex="bold"/>
    </style:style>
    <style:style style:name="P181" style:family="paragraph" style:parent-style-name="Standard">
      <style:paragraph-properties style:line-height-at-least="0.402cm"/>
      <style:text-properties style:font-name="DejaVu Sans Mono" fo:font-size="12pt" fo:font-weight="bold" officeooo:rsid="00a6e2ab" officeooo:paragraph-rsid="005e9191" style:font-size-asian="12pt" style:font-weight-asian="bold" style:font-size-complex="12pt" style:font-weight-complex="bold"/>
    </style:style>
    <style:style style:name="P182" style:family="paragraph" style:parent-style-name="Standard">
      <style:paragraph-properties style:line-height-at-least="0.402cm"/>
      <style:text-properties style:font-name="DejaVu Sans Mono" fo:font-size="12pt" fo:font-weight="bold" officeooo:rsid="00a6e2ab" officeooo:paragraph-rsid="00a9bac2" style:font-size-asian="12pt" style:font-weight-asian="bold" style:font-size-complex="12pt" style:font-weight-complex="bold"/>
    </style:style>
    <style:style style:name="P183" style:family="paragraph" style:parent-style-name="Standard">
      <style:paragraph-properties style:line-height-at-least="0.402cm"/>
      <style:text-properties style:font-name="DejaVu Sans Mono" fo:font-size="12pt" fo:font-weight="bold" officeooo:rsid="0079de23" officeooo:paragraph-rsid="0079de23" style:font-name-asian="NSimSun" style:font-size-asian="12pt" style:font-weight-asian="bold" style:font-name-complex="Liberation Mono" style:font-size-complex="12pt" style:font-weight-complex="bold"/>
    </style:style>
    <style:style style:name="P184" style:family="paragraph" style:parent-style-name="Standard">
      <style:paragraph-properties style:line-height-at-least="0.402cm"/>
      <style:text-properties style:font-name="DejaVu Sans Mono" fo:font-size="12pt" fo:font-weight="bold" officeooo:rsid="0079de23" officeooo:paragraph-rsid="008afe8a" style:font-name-asian="NSimSun" style:font-size-asian="12pt" style:font-weight-asian="bold" style:font-name-complex="Liberation Mono" style:font-size-complex="12pt" style:font-weight-complex="bold"/>
    </style:style>
    <style:style style:name="P185" style:family="paragraph" style:parent-style-name="Standard">
      <style:paragraph-properties style:line-height-at-least="0.402cm"/>
      <style:text-properties style:font-name="DejaVu Sans Mono" fo:font-size="12pt" fo:font-weight="bold" officeooo:rsid="00ab6cc6" officeooo:paragraph-rsid="00885254" style:font-name-asian="NSimSun" style:font-size-asian="12pt" style:font-weight-asian="bold" style:font-name-complex="Liberation Mono" style:font-size-complex="12pt" style:font-weight-complex="bold"/>
    </style:style>
    <style:style style:name="P186" style:family="paragraph" style:parent-style-name="Standard">
      <style:paragraph-properties style:line-height-at-least="0.402cm"/>
      <style:text-properties style:font-name="DejaVu Sans Mono" fo:font-size="12pt" fo:font-weight="bold" officeooo:rsid="00ab6cc6" officeooo:paragraph-rsid="00ac5a81" style:font-name-asian="NSimSun" style:font-size-asian="12pt" style:font-weight-asian="bold" style:font-name-complex="Liberation Mono" style:font-size-complex="12pt" style:font-weight-complex="bold"/>
    </style:style>
    <style:style style:name="P187" style:family="paragraph" style:parent-style-name="Standard">
      <style:paragraph-properties style:line-height-at-least="0.402cm"/>
      <style:text-properties style:font-name="DejaVu Sans Mono" fo:font-size="12pt" fo:font-weight="bold" officeooo:rsid="00ab6cc6" officeooo:paragraph-rsid="00acc8da" style:font-name-asian="NSimSun" style:font-size-asian="12pt" style:font-weight-asian="bold" style:font-name-complex="Liberation Mono" style:font-size-complex="12pt" style:font-weight-complex="bold"/>
    </style:style>
    <style:style style:name="P188" style:family="paragraph" style:parent-style-name="Standard">
      <style:paragraph-properties style:line-height-at-least="0.402cm"/>
      <style:text-properties style:font-name="DejaVu Sans Mono" fo:font-size="12pt" fo:font-weight="bold" officeooo:rsid="00ac5a81" officeooo:paragraph-rsid="008afe8a" style:font-name-asian="NSimSun" style:font-size-asian="12pt" style:font-weight-asian="bold" style:font-name-complex="Liberation Mono" style:font-size-complex="12pt" style:font-weight-complex="bold"/>
    </style:style>
    <style:style style:name="P189" style:family="paragraph" style:parent-style-name="Standard">
      <style:paragraph-properties style:line-height-at-least="0.402cm"/>
      <style:text-properties style:font-name="DejaVu Sans Mono" fo:font-size="12pt" fo:font-weight="bold" officeooo:rsid="00ac5a81" officeooo:paragraph-rsid="00ac5a81" style:font-name-asian="NSimSun" style:font-size-asian="12pt" style:font-weight-asian="bold" style:font-name-complex="Liberation Mono" style:font-size-complex="12pt" style:font-weight-complex="bold"/>
    </style:style>
    <style:style style:name="P190" style:family="paragraph" style:parent-style-name="Standard">
      <style:paragraph-properties style:line-height-at-least="0.402cm"/>
      <style:text-properties style:font-name="DejaVu Sans Mono" fo:font-size="12pt" fo:font-weight="bold" officeooo:rsid="0092315b" officeooo:paragraph-rsid="0092315b" style:font-name-asian="NSimSun" style:font-size-asian="12pt" style:font-weight-asian="bold" style:font-name-complex="Liberation Mono" style:font-size-complex="12pt" style:font-weight-complex="bold"/>
    </style:style>
    <style:style style:name="P191" style:family="paragraph" style:parent-style-name="Standard">
      <style:paragraph-properties style:line-height-at-least="0.402cm"/>
      <style:text-properties style:font-name="DejaVu Sans Mono" fo:font-size="12pt" fo:font-weight="bold" officeooo:rsid="00968650" officeooo:paragraph-rsid="0092315b" style:font-name-asian="NSimSun" style:font-size-asian="12pt" style:font-weight-asian="bold" style:font-name-complex="Liberation Mono" style:font-size-complex="12pt" style:font-weight-complex="bold"/>
    </style:style>
    <style:style style:name="P192" style:family="paragraph" style:parent-style-name="Standard">
      <style:paragraph-properties style:line-height-at-least="0.402cm"/>
      <style:text-properties style:font-name="DejaVu Sans Mono" fo:font-size="12pt" fo:font-weight="bold" officeooo:rsid="00968650" officeooo:paragraph-rsid="0090ffac" style:font-name-asian="NSimSun" style:font-size-asian="12pt" style:font-weight-asian="bold" style:font-name-complex="Liberation Mono" style:font-size-complex="12pt" style:font-weight-complex="bold"/>
    </style:style>
    <style:style style:name="P193" style:family="paragraph" style:parent-style-name="Standard">
      <style:paragraph-properties style:line-height-at-least="0.402cm" fo:break-before="page"/>
      <style:text-properties style:font-name="DejaVu Sans Mono" fo:font-size="12pt" fo:font-weight="bold" officeooo:rsid="00968650" officeooo:paragraph-rsid="0090ffac" style:font-name-asian="NSimSun" style:font-size-asian="12pt" style:font-weight-asian="bold" style:font-name-complex="Liberation Mono" style:font-size-complex="12pt" style:font-weight-complex="bold"/>
    </style:style>
    <style:style style:name="P194" style:family="paragraph" style:parent-style-name="Standard">
      <style:paragraph-properties style:line-height-at-least="0.402cm"/>
      <style:text-properties style:font-name="DejaVu Sans Mono" fo:font-size="12pt" fo:font-weight="bold" officeooo:rsid="00acc8da" officeooo:paragraph-rsid="00acc8da" style:font-name-asian="NSimSun" style:font-size-asian="12pt" style:font-weight-asian="bold" style:font-name-complex="Liberation Mono" style:font-size-complex="12pt" style:font-weight-complex="bold"/>
    </style:style>
    <style:style style:name="P195" style:family="paragraph" style:parent-style-name="Standard">
      <style:paragraph-properties style:line-height-at-least="0.402cm"/>
      <style:text-properties style:font-name="DejaVu Sans Mono" fo:font-size="12pt" fo:font-weight="bold" officeooo:rsid="00acc8da" officeooo:paragraph-rsid="009f9756" style:font-name-asian="NSimSun" style:font-size-asian="12pt" style:font-weight-asian="bold" style:font-name-complex="Liberation Mono" style:font-size-complex="12pt" style:font-weight-complex="bold"/>
    </style:style>
    <style:style style:name="P196" style:family="paragraph" style:parent-style-name="Standard">
      <style:paragraph-properties style:line-height-at-least="0.402cm"/>
      <style:text-properties style:font-name="DejaVu Sans Mono" fo:font-size="12pt" fo:font-weight="bold" officeooo:rsid="00acc8da" officeooo:paragraph-rsid="00a0533c" style:font-name-asian="NSimSun" style:font-size-asian="12pt" style:font-weight-asian="bold" style:font-name-complex="Liberation Mono" style:font-size-complex="12pt" style:font-weight-complex="bold"/>
    </style:style>
    <style:style style:name="P197" style:family="paragraph" style:parent-style-name="Standard">
      <style:paragraph-properties style:line-height-at-least="0.402cm"/>
      <style:text-properties style:font-name="DejaVu Sans Mono" fo:font-size="12pt" fo:font-weight="bold" officeooo:rsid="00acc8da" officeooo:paragraph-rsid="00a0ff85" style:font-name-asian="NSimSun" style:font-size-asian="12pt" style:font-weight-asian="bold" style:font-name-complex="Liberation Mono" style:font-size-complex="12pt" style:font-weight-complex="bold"/>
    </style:style>
    <style:style style:name="P198" style:family="paragraph" style:parent-style-name="Standard">
      <style:paragraph-properties style:line-height-at-least="0.402cm"/>
      <style:text-properties style:font-name="DejaVu Sans Mono" fo:font-size="12pt" officeooo:rsid="0079de23" officeooo:paragraph-rsid="00885254" style:font-name-asian="NSimSun" style:font-size-asian="12pt" style:font-name-complex="Liberation Mono" style:font-size-complex="12pt"/>
    </style:style>
    <style:style style:name="P199" style:family="paragraph" style:parent-style-name="Standard" style:list-style-name="L1">
      <style:paragraph-properties style:line-height-at-least="0.402cm"/>
      <style:text-properties style:font-name="DejaVu Sans Mono" fo:font-size="10pt" officeooo:rsid="008c85f0" officeooo:paragraph-rsid="008c85f0" style:font-name-asian="NSimSun" style:font-size-asian="10pt" style:font-name-complex="Liberation Mono" style:font-size-complex="10pt"/>
    </style:style>
    <style:style style:name="P200" style:family="paragraph" style:parent-style-name="Standard">
      <style:paragraph-properties style:line-height-at-least="0.402cm"/>
      <style:text-properties style:font-name="DejaVu Sans Mono" fo:font-size="10pt" officeooo:rsid="005e9191" officeooo:paragraph-rsid="00a5fd14" style:font-size-asian="10pt" style:font-size-complex="10pt"/>
    </style:style>
    <style:style style:name="P201" style:family="paragraph" style:parent-style-name="Standard">
      <style:paragraph-properties style:line-height-at-least="0.402cm"/>
      <style:text-properties style:font-name="DejaVu Sans Mono" fo:font-size="10pt" officeooo:rsid="005e9191" officeooo:paragraph-rsid="005e9191" style:font-size-asian="10pt" style:font-size-complex="10pt"/>
    </style:style>
    <style:style style:name="P202" style:family="paragraph" style:parent-style-name="Standard">
      <style:paragraph-properties style:line-height-at-least="0.402cm"/>
      <style:text-properties style:font-name="DejaVu Sans Mono" fo:font-size="10pt" officeooo:rsid="0071157f" officeooo:paragraph-rsid="0071157f" style:font-size-asian="10pt" style:font-size-complex="10pt"/>
    </style:style>
    <style:style style:name="P203" style:family="paragraph" style:parent-style-name="Standard">
      <style:paragraph-properties style:line-height-at-least="0.402cm"/>
      <style:text-properties style:font-name="DejaVu Sans Mono" fo:font-size="10pt" officeooo:paragraph-rsid="0017da25" style:font-size-asian="10pt" style:font-size-complex="10pt"/>
    </style:style>
    <style:style style:name="P204" style:family="paragraph" style:parent-style-name="Standard">
      <style:paragraph-properties style:line-height-at-least="0.402cm"/>
      <style:text-properties style:font-name="DejaVu Sans Mono" fo:font-size="10pt" officeooo:paragraph-rsid="001557e8" style:font-size-asian="10pt" style:font-size-complex="10pt"/>
    </style:style>
    <style:style style:name="P205" style:family="paragraph" style:parent-style-name="Standard">
      <style:paragraph-properties style:line-height-at-least="0.402cm"/>
      <style:text-properties style:font-name="DejaVu Sans Mono" fo:font-size="10pt" officeooo:paragraph-rsid="00151cba" style:font-size-asian="10pt" style:font-size-complex="10pt"/>
    </style:style>
    <style:style style:name="P206" style:family="paragraph" style:parent-style-name="Standard">
      <style:paragraph-properties style:line-height-at-least="0.402cm"/>
      <style:text-properties style:font-name="DejaVu Sans Mono" fo:font-size="10pt" officeooo:rsid="00211d46" style:font-size-asian="10pt" style:font-size-complex="10pt"/>
    </style:style>
    <style:style style:name="P207" style:family="paragraph" style:parent-style-name="Standard">
      <style:paragraph-properties style:line-height-at-least="0.402cm"/>
      <style:text-properties style:font-name="DejaVu Sans Mono" fo:font-size="16pt" style:text-underline-style="solid" style:text-underline-width="auto" style:text-underline-color="font-color" fo:font-weight="bold" officeooo:rsid="0026851c" officeooo:paragraph-rsid="0026851c" style:font-size-asian="16pt" style:font-weight-asian="bold" style:font-size-complex="16pt" style:font-weight-complex="bold"/>
    </style:style>
    <style:style style:name="P208" style:family="paragraph" style:parent-style-name="Standard">
      <style:paragraph-properties style:line-height-at-least="0.402cm"/>
      <style:text-properties style:font-name="DejaVu Sans Mono" fo:font-size="16pt" style:text-underline-style="solid" style:text-underline-width="auto" style:text-underline-color="font-color" fo:font-weight="bold" officeooo:rsid="0079de23" officeooo:paragraph-rsid="0090ffac" style:font-name-asian="NSimSun" style:font-size-asian="16pt" style:font-weight-asian="bold" style:font-name-complex="Liberation Mono" style:font-size-complex="16pt" style:font-weight-complex="bold"/>
    </style:style>
    <style:style style:name="P209" style:family="paragraph" style:parent-style-name="Standard">
      <style:paragraph-properties style:line-height-at-least="0.402cm"/>
      <style:text-properties style:font-name="DejaVu Sans Mono" fo:font-size="16pt" officeooo:rsid="0071157f" officeooo:paragraph-rsid="0071157f" style:font-size-asian="16pt" style:font-size-complex="16pt"/>
    </style:style>
    <style:style style:name="P210" style:family="paragraph" style:parent-style-name="Standard">
      <style:paragraph-properties style:line-height-at-least="0.402cm"/>
      <style:text-properties officeooo:paragraph-rsid="00151cba"/>
    </style:style>
    <style:style style:name="P211" style:family="paragraph" style:parent-style-name="Standard">
      <style:paragraph-properties style:line-height-at-least="0.402cm"/>
      <style:text-properties officeooo:paragraph-rsid="00211d46"/>
    </style:style>
    <style:style style:name="P212" style:family="paragraph" style:parent-style-name="Standard">
      <style:paragraph-properties style:line-height-at-least="0.402cm"/>
      <style:text-properties officeooo:paragraph-rsid="0039a16c"/>
    </style:style>
    <style:style style:name="T1" style:family="text">
      <style:text-properties officeooo:rsid="0013a810"/>
    </style:style>
    <style:style style:name="T2" style:family="text">
      <style:text-properties style:font-name="DejaVu Sans Mono" fo:font-size="10pt" style:font-size-asian="10pt" style:font-size-complex="10pt"/>
    </style:style>
    <style:style style:name="T3" style:family="text">
      <style:text-properties style:font-name="DejaVu Sans Mono" fo:font-size="10pt" officeooo:rsid="0027fe8c" style:font-size-asian="10pt" style:font-size-complex="10pt"/>
    </style:style>
    <style:style style:name="T4" style:family="text">
      <style:text-properties style:font-name="DejaVu Sans Mono" fo:font-size="10pt" officeooo:rsid="0026bdbc" style:font-size-asian="10pt" style:font-size-complex="10pt"/>
    </style:style>
    <style:style style:name="T5" style:family="text">
      <style:text-properties style:font-name="DejaVu Sans Mono" fo:font-size="10pt" officeooo:rsid="002c06a8" style:font-size-asian="10pt" style:font-size-complex="10pt"/>
    </style:style>
    <style:style style:name="T6" style:family="text">
      <style:text-properties style:font-name="DejaVu Sans Mono" fo:font-size="10pt" officeooo:rsid="002e1fb9" style:font-size-asian="10pt" style:font-size-complex="10pt"/>
    </style:style>
    <style:style style:name="T7" style:family="text">
      <style:text-properties style:font-name="DejaVu Sans Mono" fo:font-size="10pt" officeooo:rsid="002efeb0" style:font-size-asian="10pt" style:font-size-complex="10pt"/>
    </style:style>
    <style:style style:name="T8" style:family="text">
      <style:text-properties style:font-name="DejaVu Sans Mono" fo:font-size="10pt" officeooo:rsid="0030af10" style:font-size-asian="10pt" style:font-size-complex="10pt"/>
    </style:style>
    <style:style style:name="T9" style:family="text">
      <style:text-properties style:font-name="DejaVu Sans Mono" fo:font-size="10pt" officeooo:rsid="0031e525" style:font-size-asian="10pt" style:font-size-complex="10pt"/>
    </style:style>
    <style:style style:name="T10" style:family="text">
      <style:text-properties style:font-name="DejaVu Sans Mono" fo:font-size="10pt" officeooo:rsid="0033a495" style:font-size-asian="10pt" style:font-size-complex="10pt"/>
    </style:style>
    <style:style style:name="T11" style:family="text">
      <style:text-properties style:font-name="DejaVu Sans Mono" fo:font-size="10pt" officeooo:rsid="0033a667" style:font-size-asian="10pt" style:font-size-complex="10pt"/>
    </style:style>
    <style:style style:name="T12" style:family="text">
      <style:text-properties style:font-name="DejaVu Sans Mono" fo:font-size="10pt" officeooo:rsid="00356c77" style:font-size-asian="10pt" style:font-size-complex="10pt"/>
    </style:style>
    <style:style style:name="T13" style:family="text">
      <style:text-properties style:font-name="DejaVu Sans Mono" fo:font-size="10pt" officeooo:rsid="0036e43e" style:font-size-asian="10pt" style:font-size-complex="10pt"/>
    </style:style>
    <style:style style:name="T14" style:family="text">
      <style:text-properties style:font-name="DejaVu Sans Mono" fo:font-size="10pt" officeooo:rsid="003e11d8" style:font-size-asian="10pt" style:font-size-complex="10pt"/>
    </style:style>
    <style:style style:name="T15" style:family="text">
      <style:text-properties style:font-name="DejaVu Sans Mono" fo:font-size="10pt" officeooo:rsid="0040423e" style:font-size-asian="10pt" style:font-size-complex="10pt"/>
    </style:style>
    <style:style style:name="T16" style:family="text">
      <style:text-properties style:font-name="DejaVu Sans Mono" fo:font-size="10pt" officeooo:rsid="002d0088" style:font-size-asian="10pt" style:font-size-complex="10pt"/>
    </style:style>
    <style:style style:name="T17" style:family="text">
      <style:text-properties style:font-name="DejaVu Sans Mono" fo:font-size="10pt" officeooo:rsid="005c3c52" style:font-size-asian="10pt" style:font-size-complex="10pt"/>
    </style:style>
    <style:style style:name="T18" style:family="text">
      <style:text-properties style:font-name="DejaVu Sans Mono" fo:font-size="10pt" officeooo:rsid="00211d46" style:font-size-asian="10pt" style:font-size-complex="10pt"/>
    </style:style>
    <style:style style:name="T19" style:family="text">
      <style:text-properties style:font-name="DejaVu Sans Mono" fo:font-size="10pt" officeooo:rsid="0023be39" style:font-size-asian="10pt" style:font-size-complex="10pt"/>
    </style:style>
    <style:style style:name="T20" style:family="text">
      <style:text-properties style:font-name="DejaVu Sans Mono" fo:font-size="10pt" officeooo:rsid="00133ae3" style:font-size-asian="10pt" style:font-size-complex="10pt"/>
    </style:style>
    <style:style style:name="T21" style:family="text">
      <style:text-properties style:font-name="DejaVu Sans Mono" fo:font-size="10pt" officeooo:rsid="006f784b" style:font-size-asian="10pt" style:font-size-complex="10pt"/>
    </style:style>
    <style:style style:name="T22" style:family="text">
      <style:text-properties style:font-name="DejaVu Sans Mono" fo:font-size="10pt" fo:font-style="italic" style:text-underline-style="none" officeooo:rsid="002efeb0" style:font-size-asian="10pt" style:font-style-asian="italic" style:font-size-complex="10pt" style:font-style-complex="italic"/>
    </style:style>
    <style:style style:name="T23" style:family="text">
      <style:text-properties style:font-name="DejaVu Sans Mono" fo:font-size="10pt" fo:font-style="italic" style:text-underline-style="none" officeooo:rsid="0033a495" style:font-size-asian="10pt" style:font-style-asian="italic" style:font-size-complex="10pt" style:font-style-complex="italic"/>
    </style:style>
    <style:style style:name="T24" style:family="text">
      <style:text-properties style:font-name="DejaVu Sans Mono" fo:font-size="10pt" fo:font-style="italic" officeooo:rsid="0033a495" style:font-size-asian="10pt" style:font-style-asian="italic" style:font-size-complex="10pt" style:font-style-complex="italic"/>
    </style:style>
    <style:style style:name="T25" style:family="text">
      <style:text-properties style:font-name="DejaVu Sans Mono" fo:font-size="10pt" fo:font-style="italic" officeooo:rsid="0033a667" style:font-size-asian="10pt" style:font-style-asian="italic" style:font-size-complex="10pt" style:font-style-complex="italic"/>
    </style:style>
    <style:style style:name="T26" style:family="text">
      <style:text-properties style:font-name="DejaVu Sans Mono" fo:font-size="10pt" fo:font-style="italic" officeooo:rsid="00356c77" style:font-size-asian="10pt" style:font-style-asian="italic" style:font-size-complex="10pt" style:font-style-complex="italic"/>
    </style:style>
    <style:style style:name="T27" style:family="text">
      <style:text-properties style:font-name="DejaVu Sans Mono" fo:font-size="10pt" fo:font-style="italic" officeooo:rsid="002efeb0" style:font-size-asian="10pt" style:font-style-asian="italic" style:font-size-complex="10pt" style:font-style-complex="italic"/>
    </style:style>
    <style:style style:name="T28" style:family="text">
      <style:text-properties style:font-name="DejaVu Sans Mono" fo:font-size="10pt" fo:font-style="italic" officeooo:rsid="0036e43e" style:font-size-asian="10pt" style:font-style-asian="italic" style:font-size-complex="10pt" style:font-style-complex="italic"/>
    </style:style>
    <style:style style:name="T29" style:family="text">
      <style:text-properties style:font-name="DejaVu Sans Mono" fo:font-size="10pt" officeooo:rsid="007698a2" style:font-name-asian="NSimSun" style:font-size-asian="10pt" style:font-name-complex="Liberation Mono" style:font-size-complex="10pt"/>
    </style:style>
    <style:style style:name="T30" style:family="text">
      <style:text-properties style:font-name="DejaVu Sans Mono" fo:font-size="10pt" officeooo:rsid="0077e4aa" style:font-name-asian="NSimSun" style:font-size-asian="10pt" style:font-name-complex="Liberation Mono" style:font-size-complex="10pt"/>
    </style:style>
    <style:style style:name="T31" style:family="text">
      <style:text-properties style:font-name="DejaVu Sans Mono" fo:font-size="10pt" fo:font-weight="bold" officeooo:rsid="0037c907" style:font-size-asian="10pt" style:font-weight-asian="bold" style:font-size-complex="10pt" style:font-weight-complex="bold"/>
    </style:style>
    <style:style style:name="T32" style:family="text">
      <style:text-properties style:font-name="DejaVu Sans Mono" fo:font-size="10pt" fo:font-weight="normal" officeooo:rsid="00973013" style:font-name-asian="NSimSun" style:font-size-asian="10pt" style:font-weight-asian="normal" style:font-name-complex="Liberation Mono" style:font-size-complex="10pt" style:font-weight-complex="normal"/>
    </style:style>
    <style:style style:name="T33" style:family="text">
      <style:text-properties style:font-name="DejaVu Sans Mono" fo:font-size="10pt" fo:font-weight="normal" officeooo:rsid="00a4bb86" style:font-name-asian="NSimSun" style:font-size-asian="10pt" style:font-weight-asian="normal" style:font-name-complex="Liberation Mono" style:font-size-complex="10pt" style:font-weight-complex="normal"/>
    </style:style>
    <style:style style:name="T34" style:family="text">
      <style:text-properties style:font-name="DejaVu Sans Mono" fo:font-size="12pt" fo:font-weight="bold" officeooo:rsid="0079de23" style:font-size-asian="12pt" style:font-weight-asian="bold" style:font-size-complex="12pt" style:font-weight-complex="bold"/>
    </style:style>
    <style:style style:name="T35" style:family="text">
      <style:text-properties style:font-name="DejaVu Sans Mono" fo:font-size="12pt" fo:font-weight="bold" officeooo:rsid="00a6e2ab" style:font-size-asian="12pt" style:font-weight-asian="bold" style:font-size-complex="12pt" style:font-weight-complex="bold"/>
    </style:style>
    <style:style style:name="T36" style:family="text">
      <style:text-properties style:font-name="DejaVu Sans Mono" fo:font-size="12pt" fo:font-weight="bold" officeooo:rsid="00a7bc12" style:font-size-asian="12pt" style:font-weight-asian="bold" style:font-size-complex="12pt" style:font-weight-complex="bold"/>
    </style:style>
    <style:style style:name="T37" style:family="text">
      <style:text-properties style:font-name="DejaVu Sans Mono" fo:font-size="12pt" fo:font-weight="bold" officeooo:rsid="0079de23" style:font-name-asian="NSimSun" style:font-size-asian="12pt" style:font-weight-asian="bold" style:font-name-complex="Liberation Mono" style:font-size-complex="12pt" style:font-weight-complex="bold"/>
    </style:style>
    <style:style style:name="T38" style:family="text">
      <style:text-properties officeooo:rsid="00151cba"/>
    </style:style>
    <style:style style:name="T39" style:family="text">
      <style:text-properties officeooo:rsid="001557e8"/>
    </style:style>
    <style:style style:name="T40" style:family="text">
      <style:text-properties officeooo:rsid="0017da25"/>
    </style:style>
    <style:style style:name="T41" style:family="text">
      <style:text-properties officeooo:rsid="00193a51"/>
    </style:style>
    <style:style style:name="T42" style:family="text">
      <style:text-properties officeooo:rsid="001b65cb"/>
    </style:style>
    <style:style style:name="T43" style:family="text">
      <style:text-properties officeooo:rsid="001e5276"/>
    </style:style>
    <style:style style:name="T44" style:family="text">
      <style:text-properties officeooo:rsid="0023166a"/>
    </style:style>
    <style:style style:name="T45" style:family="text">
      <style:text-properties officeooo:rsid="0027fe8c"/>
    </style:style>
    <style:style style:name="T46" style:family="text">
      <style:text-properties officeooo:rsid="0028b06d"/>
    </style:style>
    <style:style style:name="T47" style:family="text">
      <style:text-properties officeooo:rsid="002c06a8"/>
    </style:style>
    <style:style style:name="T48" style:family="text">
      <style:text-properties officeooo:rsid="002d0088"/>
    </style:style>
    <style:style style:name="T49" style:family="text">
      <style:text-properties officeooo:rsid="0036e43e"/>
    </style:style>
    <style:style style:name="T50" style:family="text">
      <style:text-properties officeooo:rsid="003e11d8"/>
    </style:style>
    <style:style style:name="T51" style:family="text">
      <style:text-properties officeooo:rsid="0048bf80"/>
    </style:style>
    <style:style style:name="T52" style:family="text">
      <style:text-properties officeooo:rsid="00493091"/>
    </style:style>
    <style:style style:name="T53" style:family="text">
      <style:text-properties officeooo:rsid="0049d6d2"/>
    </style:style>
    <style:style style:name="T54" style:family="text">
      <style:text-properties officeooo:rsid="004a38dd"/>
    </style:style>
    <style:style style:name="T55" style:family="text">
      <style:text-properties officeooo:rsid="004b6fdd"/>
    </style:style>
    <style:style style:name="T56" style:family="text">
      <style:text-properties officeooo:rsid="004c9631"/>
    </style:style>
    <style:style style:name="T57" style:family="text">
      <style:text-properties officeooo:rsid="004df5b2"/>
    </style:style>
    <style:style style:name="T58" style:family="text">
      <style:text-properties officeooo:rsid="004f627e"/>
    </style:style>
    <style:style style:name="T59" style:family="text">
      <style:text-properties officeooo:rsid="0050f0da"/>
    </style:style>
    <style:style style:name="T60" style:family="text">
      <style:text-properties officeooo:rsid="00535f83"/>
    </style:style>
    <style:style style:name="T61" style:family="text">
      <style:text-properties officeooo:rsid="0053711f"/>
    </style:style>
    <style:style style:name="T62" style:family="text">
      <style:text-properties officeooo:rsid="0053a0ff"/>
    </style:style>
    <style:style style:name="T63" style:family="text">
      <style:text-properties officeooo:rsid="0054ca8c"/>
    </style:style>
    <style:style style:name="T64" style:family="text">
      <style:text-properties officeooo:rsid="0055c01a"/>
    </style:style>
    <style:style style:name="T65" style:family="text">
      <style:text-properties officeooo:rsid="00578069"/>
    </style:style>
    <style:style style:name="T66" style:family="text">
      <style:text-properties officeooo:rsid="005af96a"/>
    </style:style>
    <style:style style:name="T67" style:family="text">
      <style:text-properties officeooo:rsid="005c3c52"/>
    </style:style>
    <style:style style:name="T68" style:family="text">
      <style:text-properties officeooo:rsid="005ce67e"/>
    </style:style>
    <style:style style:name="T69" style:family="text">
      <style:text-properties officeooo:rsid="005e9191"/>
    </style:style>
    <style:style style:name="T70" style:family="text">
      <style:text-properties officeooo:rsid="005ecfe2"/>
    </style:style>
    <style:style style:name="T71" style:family="text">
      <style:text-properties officeooo:rsid="005fa3ff"/>
    </style:style>
    <style:style style:name="T72" style:family="text">
      <style:text-properties officeooo:rsid="005fd5e3"/>
    </style:style>
    <style:style style:name="T73" style:family="text">
      <style:text-properties officeooo:rsid="00615cd1"/>
    </style:style>
    <style:style style:name="T74" style:family="text">
      <style:text-properties officeooo:rsid="0062415b"/>
    </style:style>
    <style:style style:name="T75" style:family="text">
      <style:text-properties officeooo:rsid="0064fe2d"/>
    </style:style>
    <style:style style:name="T76" style:family="text">
      <style:text-properties officeooo:rsid="0065e034"/>
    </style:style>
    <style:style style:name="T77" style:family="text">
      <style:text-properties officeooo:rsid="0067b747"/>
    </style:style>
    <style:style style:name="T78" style:family="text">
      <style:text-properties officeooo:rsid="00692946"/>
    </style:style>
    <style:style style:name="T79" style:family="text">
      <style:text-properties officeooo:rsid="006a9641"/>
    </style:style>
    <style:style style:name="T80" style:family="text">
      <style:text-properties officeooo:rsid="006e6a59"/>
    </style:style>
    <style:style style:name="T81" style:family="text">
      <style:text-properties officeooo:rsid="00719f14"/>
    </style:style>
    <style:style style:name="T82" style:family="text">
      <style:text-properties officeooo:rsid="00748a92"/>
    </style:style>
    <style:style style:name="T83" style:family="text">
      <style:text-properties officeooo:rsid="0077e4aa"/>
    </style:style>
    <style:style style:name="T84" style:family="text">
      <style:text-properties officeooo:rsid="0079de23"/>
    </style:style>
    <style:style style:name="T85" style:family="text">
      <style:text-properties officeooo:rsid="007fb193"/>
    </style:style>
    <style:style style:name="T86" style:family="text">
      <style:text-properties officeooo:rsid="00815a6f"/>
    </style:style>
    <style:style style:name="T87" style:family="text">
      <style:text-properties officeooo:rsid="0081621c"/>
    </style:style>
    <style:style style:name="T88" style:family="text">
      <style:text-properties officeooo:rsid="008308e7"/>
    </style:style>
    <style:style style:name="T89" style:family="text">
      <style:text-properties officeooo:rsid="0083671c"/>
    </style:style>
    <style:style style:name="T90" style:family="text">
      <style:text-properties officeooo:rsid="0083ccb6"/>
    </style:style>
    <style:style style:name="T91" style:family="text">
      <style:text-properties officeooo:rsid="00840a8e"/>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87050f"/>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officeooo:rsid="0087050f"/>
    </style:style>
    <style:style style:name="T96" style:family="text">
      <style:text-properties officeooo:rsid="008882bd"/>
    </style:style>
    <style:style style:name="T97" style:family="text">
      <style:text-properties officeooo:rsid="008b0493"/>
    </style:style>
    <style:style style:name="T98" style:family="text">
      <style:text-properties officeooo:rsid="008c85f0"/>
    </style:style>
    <style:style style:name="T99" style:family="text">
      <style:text-properties officeooo:rsid="008d904f"/>
    </style:style>
    <style:style style:name="T100" style:family="text">
      <style:text-properties officeooo:rsid="008ebb03"/>
    </style:style>
    <style:style style:name="T101" style:family="text">
      <style:text-properties officeooo:rsid="008f91dd"/>
    </style:style>
    <style:style style:name="T102" style:family="text">
      <style:text-properties officeooo:rsid="00902423"/>
    </style:style>
    <style:style style:name="T103" style:family="text">
      <style:text-properties fo:font-size="12pt" fo:font-weight="bold" style:font-size-asian="12pt" style:font-weight-asian="bold" style:font-size-complex="12pt" style:font-weight-complex="bold"/>
    </style:style>
    <style:style style:name="T104" style:family="text">
      <style:text-properties fo:font-size="12pt" fo:font-weight="bold" officeooo:rsid="00748a92" style:font-size-asian="12pt" style:font-weight-asian="bold" style:font-size-complex="12pt" style:font-weight-complex="bold"/>
    </style:style>
    <style:style style:name="T105" style:family="text">
      <style:text-properties fo:font-size="12pt" fo:font-weight="bold" officeooo:rsid="0079de23" style:font-size-asian="12pt" style:font-weight-asian="bold" style:font-size-complex="12pt" style:font-weight-complex="bold"/>
    </style:style>
    <style:style style:name="T106" style:family="text">
      <style:text-properties officeooo:rsid="00949202"/>
    </style:style>
    <style:style style:name="T107" style:family="text">
      <style:text-properties officeooo:rsid="00968650"/>
    </style:style>
    <style:style style:name="T108" style:family="text">
      <style:text-properties officeooo:rsid="00973013"/>
    </style:style>
    <style:style style:name="T109" style:family="text">
      <style:text-properties officeooo:rsid="009881b0"/>
    </style:style>
    <style:style style:name="T110" style:family="text">
      <style:text-properties officeooo:rsid="00a5fd14"/>
    </style:style>
    <style:style style:name="T111" style:family="text">
      <style:text-properties officeooo:rsid="00a7bc12"/>
    </style:style>
    <style:style style:name="T112" style:family="text">
      <style:text-properties officeooo:rsid="00a9bac2"/>
    </style:style>
    <style:style style:name="T113" style:family="text">
      <style:text-properties officeooo:rsid="00aaed39"/>
    </style:style>
    <style:style style:name="T114" style:family="text">
      <style:text-properties officeooo:rsid="00ab6cc6"/>
    </style:style>
    <style:style style:name="T115" style:family="text">
      <style:text-properties fo:font-weight="bold" style:font-weight-asian="bold" style:font-weight-complex="bold"/>
    </style:style>
    <style:style style:name="T116" style:family="text">
      <style:text-properties officeooo:rsid="00ac5a81"/>
    </style:style>
    <style:style style:name="T117" style:family="text">
      <style:text-properties officeooo:rsid="00acc8d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C++ STRING<text:span text:style-name="T1">S</text:span></text:p>
      <text:p text:style-name="P138">from cplusplus.com</text:p>
      <text:p text:style-name="P1"/>
      <text:p text:style-name="P148">CONSTRUCTOR<text:span text:style-name="T84">S </text:span>COSTRUZIONE</text:p>
      <text:p text:style-name="P2"/>
      <text:p text:style-name="P2">std::string s0("Initial string");</text:p>
      <text:p text:style-name="P3"/>
      <text:p text:style-name="P3">std::string s1;<text:tab/><text:tab/><text:tab/>// vuota length a 0</text:p>
      <text:p text:style-name="P3">std::string s2(s0<text:span text:style-name="T38">);<text:tab/><text:tab/></text:span>// copia da stringa, copy constructor</text:p>
      <text:p text:style-name="P3">std::string s3(s0, 8, 3);<text:tab/>// copia parziale di s0: da posizione 8 copia 3 <text:tab/><text:tab/><text:tab/><text:tab/><text:tab/>caratteri</text:p>
      <text:p text:style-name="P3">std::string s4("A character sequence"); // stringa da caratteri C </text:p>
      <text:p text:style-name="P3">std::string s5("Another character sequence", 12); // copia da buffer i primi 12 <text:tab/><text:tab/><text:tab/><text:tab/><text:tab/><text:tab/><text:tab/><text:tab/> <text:s text:c="2"/>caratteri</text:p>
      <text:p text:style-name="P3">std::string s6a(10, 'x'); <text:tab/>// crea stringa di 10 caratteri tutti x <text:span text:style-name="T38">(</text:span>fill <text:tab/><text:tab/><text:tab/><text:tab/><text:tab/><text:tab/>constructor<text:span text:style-name="T38">)</text:span></text:p>
      <text:p text:style-name="P3">std::string s6b(10, 42<text:span text:style-name="T38">);<text:tab/></text:span>// crea stringa di 10 caratteri tutti * <text:tab/><text:tab/><text:tab/><text:tab/><text:tab/>c<text:span text:style-name="T38">orrispondenti</text:span> <text:s/>al 42 in ASCII code '*' range constructor</text:p>
      <text:p text:style-name="P3">std::string s7(s0.begin(), s0.begin() + 7); <text:tab/>// crea tramite iteratori : <text:tab/><text:tab/><text:tab/><text:tab/>okkio che il 2° iteratore esclude l'ultimo indice indicato</text:p>
      <text:p text:style-name="P56"/>
      <text:p text:style-name="P65">ATTENZ<text:span text:style-name="T67">I</text:span>ONE CHE MOLTI METODI POSSONO INVALIDARE PUNTATORI E ITERATORI PRECEDENTEMENTE DEFINITI IN QUANTO POTREBBERO EFFETTUARE COPIE DELLA STRINGA</text:p>
      <text:p text:style-name="P64"><text:span text:style-name="T68">POTREBBERO FARE</text:span> ECCEZIONE QUELLI CHE RITORNANO VOID O SIZE_T</text:p>
      <text:p text:style-name="P65"/>
      <text:p text:style-name="P149">METODI</text:p>
      <text:p text:style-name="P3"/>
      <text:p text:style-name="P147">CAPACITY</text:p>
      <text:p text:style-name="P87"/>
      <text:p text:style-name="P144">SIZE E LENGTH</text:p>
      <text:p text:style-name="P144"/>
      <text:p text:style-name="P177">size_t stringa.size()</text:p>
      <text:p text:style-name="P177">size_t stringa.length()</text:p>
      <text:p text:style-name="P7"/>
      <text:p text:style-name="P205">Ritornano un size_t col numero di caratteri nella stringa, sono identiche</text:p>
      <text:p text:style-name="P7"/>
      <text:p text:style-name="P7">size_t lunghezzaStringa = s1.length();<text:tab/>//<text:span text:style-name="T39">stampa la lunghezza</text:span></text:p>
      <text:p text:style-name="P7">size_t lunghezzaStringa = s1.size();<text:tab/>//<text:span text:style-name="T39">stampa la lunghezza</text:span></text:p>
      <text:p text:style-name="P7"/>
      <text:p text:style-name="P144">MAX_SIZE</text:p>
      <text:p text:style-name="P144"/>
      <text:p text:style-name="P177">size_t stringa.max_size()</text:p>
      <text:p text:style-name="P8"/>
      <text:p text:style-name="P204">Ritorna un size_t col numero massimo di caratteri permessi dall’implementazione del sistema , anche se il massimo non è garantito il raggiungimento</text:p>
      <text:p text:style-name="P8"/>
      <text:p text:style-name="P8">size_t maxSize = s1.max_size();<text:tab/>//ritorna 4’611’686’018’427’387’903</text:p>
      <text:p text:style-name="P8"/>
      <text:p text:style-name="P144"/>
      <text:p text:style-name="P144"/>
      <text:p text:style-name="P170">RESIZE</text:p>
      <text:p text:style-name="P171"/>
      <text:p text:style-name="P177">void stringa.resize(size_t nuova_size)</text:p>
      <text:p text:style-name="P177"/>
      <text:p text:style-name="P9">Funzione void che reimposta la lunghezza di una stringa al size_t passato come primo parametro e i posti in eccesso vengono riempiti con \0 NULL, il secondo se presente è il carattere di riempimento alternativo a \0 fino alla fine della stringa, es:</text:p>
      <text:p text:style-name="P9"/>
      <text:p text:style-name="P9">std::string nome = {"Francesco Angelo Mezzanotte"};</text:p>
      <text:p text:style-name="P9">nome.resize(9);<text:tab/><text:tab/>//<text:span text:style-name="T40">stampa Francesco</text:span></text:p>
      <text:p text:style-name="P10">nome.resize(12,'X');<text:tab/>//<text:span text:style-name="T40">stampa FrancescoXXX (con X da 9 a 12)</text:span></text:p>
      <text:p text:style-name="P144"/>
      <text:p text:style-name="P144">CAPACITY <text:s/>E RESERVE</text:p>
      <text:p text:style-name="P144"/>
      <text:p text:style-name="P177">size_t stringa.capacity()</text:p>
      <text:p text:style-name="P177">void stringa.reserve(size_t nuova_capacity)</text:p>
      <text:p text:style-name="P14"/>
      <text:p text:style-name="P14"><text:span text:style-name="T66">Capaciti r</text:span>itorna un size_t che indica i byte riservati correntemente per la stringa.</text:p>
      <text:p text:style-name="P14">Di solito l’implementazione della libreria raddoppia la capacity ogni volta che si vuole aggiungere caratteri oltre la capacità corrente : 1 2 4 8 16 32 etc</text:p>
      <text:p text:style-name="P14">Per evitare overhead di copia e riallocazione è opportuno utilizzare reserve , <text:span text:style-name="T66">funzione void </text:span>per riservare fin da subito una capacità adeguata all’utilizzo previsto.</text:p>
      <text:p text:style-name="P14"/>
      <text:p text:style-name="P5"><text:span text:style-name="T41">n</text:span>ome.capacity();<text:tab/>//<text:span text:style-name="T41">ritorna 27</text:span></text:p>
      <text:p text:style-name="P3">size_t nuova_capacity = 200;<text:tab/><text:tab/></text:p>
      <text:p text:style-name="P3">nome.reserve(nuova_capacity);<text:tab/><text:tab/>//<text:span text:style-name="T41">imposto nuova capacity con reserve</text:span></text:p>
      <text:p text:style-name="P3">nome.capacity();<text:tab/><text:tab/><text:tab/><text:tab/>//<text:span text:style-name="T41">ora la capacity è 200</text:span></text:p>
      <text:p text:style-name="P5"/>
      <text:p text:style-name="P144">CLEAR</text:p>
      <text:p text:style-name="P144"/>
      <text:p text:style-name="P177">void stringa.clear()</text:p>
      <text:p text:style-name="P15"/>
      <text:p text:style-name="P15"><text:span text:style-name="T66">Funzione void che s</text:span>emplicemente svuota completamente la stringa, la azzera</text:p>
      <text:p text:style-name="P15">nome.clear();<text:tab/>//ora nome è vuota</text:p>
      <text:p text:style-name="P8"/>
      <text:p text:style-name="P144">EMPTY</text:p>
      <text:p text:style-name="P144"/>
      <text:p text:style-name="P177">bool stringa.empty()</text:p>
      <text:p text:style-name="P16"/>
      <text:p text:style-name="P17"><text:span text:style-name="T67">Funzione che </text:span>ritorna <text:span text:style-name="T67">s</text:span>emplicemente un bool true se la stringa è vuota</text:p>
      <text:p text:style-name="P16">nome.empty();<text:tab/>//ora nome essendo vuota ritorna true</text:p>
      <text:p text:style-name="P16"/>
      <text:p text:style-name="P178">TIP std::boolalpha</text:p>
      <text:p text:style-name="P2"/>
      <text:p text:style-name="P18">E’ un manipolatore di stream che permette di stampare le stringhe true e false al posto di 1 e 0 ,quando ritornate da funzioni , es:</text:p>
      <text:p text:style-name="P2"/>
      <text:p text:style-name="P2">std::cout &lt;&lt; "La stringa <text:span text:style-name="T42">nome</text:span> è vuota? " &lt;&lt; std::boolalpha &lt;&lt; <text:span text:style-name="T42">nome</text:span>.empty();</text:p>
      <text:p text:style-name="P2"/>
      <text:p text:style-name="P175"/>
      <text:p text:style-name="P176">SHRINK_TO_FIT</text:p>
      <text:p text:style-name="P175"/>
      <text:p text:style-name="P177">void stringa.s<text:span text:style-name="T111">hrink_to_fit</text:span>()</text:p>
      <text:p text:style-name="P146"/>
      <text:p text:style-name="P19">Metodo <text:span text:style-name="T67">void</text:span> per tentare di impostare la capacity alla size attuale , l’implementazione non garantisce il fit,<text:span text:style-name="T43">nel test infatti non funziona</text:span></text:p>
      <text:p text:style-name="P19"/>
      <text:p text:style-name="P19">s2.shrink_to_fit();</text:p>
      <text:p text:style-name="P2"/>
      <text:p text:style-name="P139">ACCESSO AGLI ELEMENTI</text:p>
      <text:p text:style-name="P4"/>
      <text:p text:style-name="P172">OPERATORE []</text:p>
      <text:p text:style-name="P172"/>
      <text:p text:style-name="P177">char stringa[indice]</text:p>
      <text:p text:style-name="P177">stringa[indice] = ‘carattere’</text:p>
      <text:p text:style-name="P20"/>
      <text:p text:style-name="P21">Ritorna un reference al carattere alla posizione indicata nel subscript.</text:p>
      <text:p text:style-name="P20">Come per gli array è possibile accedere ai caratteri di una stringa tramite subscript, il compilatore non fa controlli sui limiti , per cui accedere oltre i limiti causa undefined behaviour, es:</text:p>
      <text:p text:style-name="P4"/>
      <text:p text:style-name="P11">std::string nome = {"Francesco Angelo Mezzanotte"};</text:p>
      <text:p text:style-name="P20">nome[0];<text:tab/><text:tab/>//ritorna F</text:p>
      <text:p text:style-name="P25">nome[0] = ‘V’; <text:tab/>//ora nome è Vrancesco</text:p>
      <text:p text:style-name="P4"/>
      <text:p text:style-name="P211"><text:span text:style-name="T34">AT</text:span><text:span text:style-name="T18"><text:tab/></text:span><text:span text:style-name="T35">PREFERIRE </text:span><text:span text:style-name="T36">a []</text:span></text:p>
      <text:p text:style-name="P211"><text:span text:style-name="T19"/></text:p>
      <text:p text:style-name="P177">char stringa.at(indice)</text:p>
      <text:p text:style-name="P177">stringa.at(indice) = ‘carattere’</text:p>
      <text:p text:style-name="P23"/>
      <text:p text:style-name="P23">Versione migliorata di [] in quanto fa un controllo dei limiti , nel caso di superamento lancia eccezione di tipo : out_of_range</text:p>
      <text:p text:style-name="P4"/>
      <text:p text:style-name="P22">std::string str1{"ciao"};</text:p>
      <text:p text:style-name="P24">for (size_t i = 0; i &lt;= str1.size(); i++){</text:p>
      <text:p text:style-name="P24"><text:tab/>try{</text:p>
      <text:p text:style-name="P24"><text:tab/><text:tab/>std::cout &lt;&lt; "Posizione : " &lt;&lt; i &lt;&lt; " ho trovato il carattere : " &lt;&lt; <text:tab/><text:tab/>str1.at(i) &lt;&lt; "\n";</text:p>
      <text:p text:style-name="P24"><text:tab/>}</text:p>
      <text:p text:style-name="P24"><text:tab/>catch (const std::out_of_range &amp;oor){</text:p>
      <text:p text:style-name="P24"><text:tab/><text:tab/>std::cerr &lt;&lt; "Out of Range error: " &lt;&lt; oor.what() &lt;&lt; '\n';</text:p>
      <text:p text:style-name="P24"/>
      <text:p text:style-name="P24"><text:tab/>}</text:p>
      <text:p text:style-name="P24">}</text:p>
      <text:p text:style-name="P24"/>
      <text:p text:style-name="P23">Tentando di accedere oltre ‘<text:span text:style-name="T44">o</text:span>’ verrà catturata l’eccezione.</text:p>
      <text:p text:style-name="P23"/>
      <text:p text:style-name="P25">Str1.at(1) = ‘M’;<text:tab/>//ora str1 è Miao</text:p>
      <text:p text:style-name="P23"/>
      <text:p text:style-name="P144"/>
      <text:p text:style-name="P170">BACK E FRONT</text:p>
      <text:p text:style-name="P144"/>
      <text:p text:style-name="P177">char stringa.front()</text:p>
      <text:p text:style-name="P177">stringa.front() = ‘carattere’</text:p>
      <text:p text:style-name="P177">char stringa.back()</text:p>
      <text:p text:style-name="P177">stringa.back() = ‘carattere’</text:p>
      <text:p text:style-name="P25"/>
      <text:p text:style-name="P25">Metodi che ritornano un reference rispettivamente <text:s/>all’ultimo e al primo carattere della stringa.Entrambe <text:span text:style-name="T67">non possono</text:span> essere chiamate su stringhe vuote , pena undefined behaviour</text:p>
      <text:p text:style-name="P25"/>
      <text:p text:style-name="P25">std::string str1{"ciao"};</text:p>
      <text:p text:style-name="P27">str1.front(); <text:tab/><text:tab/>//ritorna c</text:p>
      <text:p text:style-name="P27">str1.back() = ‘k’;<text:tab/>//ora l’ultimo carattere è k</text:p>
      <text:p text:style-name="P26"/>
      <text:p text:style-name="P207">MODIFIERS</text:p>
      <text:p text:style-name="P4"/>
      <text:p text:style-name="P168">OPERATORE +=</text:p>
      <text:p text:style-name="P168"/>
      <text:p text:style-name="P177">stringa += stringa2</text:p>
      <text:p text:style-name="P177">stringa += array_di_caratteri</text:p>
      <text:p text:style-name="P177">stringa += carattere</text:p>
      <text:p text:style-name="P177"/>
      <text:p text:style-name="P28"/>
      <text:p text:style-name="P29">Metodo che ritorna un reference ad una nuova stringa che non è altro che la somma della vecchia + gli argomenti passati.</text:p>
      <text:p text:style-name="P29">Gli argomenti possono essere: una stringa , una sequenza di caratteri null_terminated , un singolo carattere o una lista di inizializzazione {}</text:p>
      <text:p text:style-name="P29">nome += " A. "; <text:tab/><text:tab/>// c-string</text:p>
      <text:p text:style-name="P30">nome += cognome; <text:tab/><text:tab/>// string</text:p>
      <text:p text:style-name="P30">nome += '.'; <text:tab/><text:tab/>// character</text:p>
      <text:p text:style-name="P30">nome += {"Codice fiscale : MZZFNC67B17F205A"}; // lista di inizializzazione</text:p>
      <text:p text:style-name="P30"/>
      <text:p text:style-name="P144">APPEND</text:p>
      <text:p text:style-name="P144"/>
      <text:p text:style-name="P177">stringa.append(stringa2/carattere pos,len) molte varianti</text:p>
      <text:p text:style-name="P32"/>
      <text:p text:style-name="P150"><text:span text:style-name="T3">Metodo </text:span><text:span text:style-name="T17">che ritorna un reference e </text:span><text:span text:style-name="T3">che estende la capacità dell’operatore += a modalità : substring, fill e </text:span><text:span text:style-name="T4">range</text:span></text:p>
      <text:p text:style-name="P31"/>
      <text:p text:style-name="P155"><text:span text:style-name="T2">append(</text:span><text:span text:style-name="T8">arg</text:span><text:span text:style-name="T2">);<text:tab/><text:tab/><text:tab/> <text:s/>//</text:span><text:span text:style-name="T6">sia stringa che c-string o lista</text:span><text:span text:style-name="T9"> {“...”}</text:span></text:p>
      <text:p text:style-name="P37"/>
      <text:p text:style-name="P157"><text:span text:style-name="T2">append(string_arg,</text:span><text:span text:style-name="T10">sub</text:span><text:span text:style-name="T2">pos,sublen); //</text:span><text:span text:style-name="T7">appende </text:span><text:span text:style-name="T8">la porzione dell’argomento stringa</text:span><text:span text:style-name="T14">_arg</text:span><text:span text:style-name="T8"> </text:span><text:span text:style-name="T7">partendo da </text:span><text:span text:style-name="T23">sub</text:span><text:span text:style-name="T22">pos</text:span><text:span text:style-name="T7"> </text:span><text:span text:style-name="T10">(lancia </text:span><text:span text:style-name="T23">out_of_range</text:span><text:span text:style-name="T10"> se </text:span><text:span text:style-name="T11">si va </text:span><text:span text:style-name="T10">olt</text:span><text:span text:style-name="T11">r</text:span><text:span text:style-name="T10">e i limiti) per </text:span><text:span text:style-name="T22">sublen</text:span><text:span text:style-name="T7"> caratteri , </text:span><text:span text:style-name="T11">impostando </text:span><text:span text:style-name="T24">std::string::npos</text:span><text:span text:style-name="T10"> </text:span><text:span text:style-name="T11">o omettendo il parametro </text:span><text:span text:style-name="T25">sublen</text:span><text:span text:style-name="T11"> si appende </text:span><text:span text:style-name="T10">fino a fine stringa</text:span><text:span text:style-name="T14">_arg</text:span><text:span text:style-name="T10"> </text:span></text:p>
      <text:p text:style-name="P60"/>
      <text:p text:style-name="P156"><text:span text:style-name="T2">append(string_arg,</text:span><text:span text:style-name="T12">sub</text:span><text:span text:style-name="T2">pos);<text:tab/><text:tab/> // </text:span><text:span text:style-name="T7">appende stringa_arg da </text:span><text:span text:style-name="T26">sub</text:span><text:span text:style-name="T27">pos</text:span><text:span text:style-name="T7"> </text:span><text:span text:style-name="T12">fino </text:span><text:span text:style-name="T7">a fine </text:span><text:span text:style-name="T8">stringa</text:span><text:span text:style-name="T14">_arg</text:span><text:span text:style-name="T8"> , </text:span><text:span text:style-name="T12">se si indica oltre viene lanciata eccezione </text:span><text:span text:style-name="T26">out_of_range</text:span></text:p>
      <text:p text:style-name="P61"/>
      <text:p text:style-name="P155"><text:span text:style-name="T2">append(“</text:span><text:span text:style-name="T6">buffer”</text:span><text:span text:style-name="T2">,</text:span><text:span text:style-name="T6">n</text:span><text:span text:style-name="T2">);<text:tab/><text:tab/> //</text:span><text:span text:style-name="T8">appende </text:span><text:span text:style-name="T13">i primi </text:span><text:span text:style-name="T8">n caratteri del buffer , <text:tab/><text:tab/><text:tab/><text:tab/><text:tab/><text:tab/><text:tab/></text:span><text:span text:style-name="T13">attenzione nessun controllo di </text:span><text:span text:style-name="T28">out_of_range</text:span></text:p>
      <text:p text:style-name="P62"/>
      <text:p text:style-name="P155"><text:span text:style-name="T2">append(</text:span><text:span text:style-name="T6">n</text:span><text:span text:style-name="T2">,’</text:span><text:span text:style-name="T6">char’</text:span><text:span text:style-name="T2">);<text:tab/><text:tab/><text:tab/> // </text:span><text:span text:style-name="T8">appende n caratteri</text:span></text:p>
      <text:p text:style-name="P62"/>
      <text:p text:style-name="P155"><text:span text:style-name="T2">append(iterator_begin,iterator_end);<text:tab/>//</text:span><text:span text:style-name="T9">appende range <text:s/>tra gli iteratori</text:span></text:p>
      <text:p text:style-name="P63"/>
      <text:p text:style-name="P63"/>
      <text:p text:style-name="P31"><text:soft-page-break/>std::string str;</text:p>
      <text:p text:style-name="P30">std::string str2 = "Writing ";</text:p>
      <text:p text:style-name="P30">std::string str3 = "print 10 and then 5 more";</text:p>
      <text:p text:style-name="P31"/>
      <text:p text:style-name="P31">Stringa : <text:tab/> str.append(str2); <text:tab/><text:tab/><text:tab/>//appende una stringa (str2)</text:p>
      <text:p text:style-name="P31">Substring<text:span text:style-name="T46">1</text:span> : str.append(str3, 6, 3);<text:tab/><text:tab/>//<text:span text:style-name="T45">appende substring , in questo <text:tab/><text:tab/><text:tab/>caso 3 caratteri a partire dalla posizione 6 di str3 : “10 “ </text:span></text:p>
      <text:p text:style-name="P33">Substring2 : str.append(“dots are cool”,5);<text:tab/>//appende i primi 5 caratteri <text:tab/><text:tab/><text:tab/><text:tab/><text:tab/><text:tab/><text:tab/><text:tab/>della c-string : “<text:span text:style-name="T47">dots </text:span>”</text:p>
      <text:p text:style-name="P34">Buffer : <text:s text:c="4"/>str.append(“Buffer”,<text:span text:style-name="T49">3</text:span>);<text:tab/><text:tab/>//appende <text:span text:style-name="T49">i primi 3 caratteri <text:tab/><text:tab/><text:tab/><text:tab/><text:tab/><text:tab/><text:tab/><text:tab/>del </text:span>buffer</text:p>
      <text:p text:style-name="P34">Fill <text:s text:c="2"/>: <text:s text:c="4"/>str.append(10,’u’);<text:tab/><text:tab/><text:tab/>//appende 10 u</text:p>
      <text:p text:style-name="P151"><text:span text:style-name="T5">Range iteratori : str.append(str3.begin() + 8 ,str3.end()); // appende tramite iteratori di stringa str3 dal carattere alla posizione 8 (il nono) fino alla fine : “</text:span><text:span text:style-name="T4"> and then 5 more</text:span><text:span text:style-name="T5">”</text:span></text:p>
      <text:p text:style-name="P35">Lista inizializzazione : str.append({"cucu"}); // <text:span text:style-name="T48">appende cucu</text:span></text:p>
      <text:p text:style-name="P35"/>
      <text:p text:style-name="P36">NB i parametri numerici devono essere tutti interi NON NEGATIVI in quanto verranno convertiti dall’implementazione in size_t</text:p>
      <text:p text:style-name="P36"/>
      <text:p text:style-name="P39">NB ITERATORI</text:p>
      <text:p text:style-name="P40">L’iteratore .end() punta al \0 NULL </text:p>
      <text:p text:style-name="P40"/>
      <text:p text:style-name="P212"><text:span text:style-name="T34">PUSH_BACK</text:span><text:span text:style-name="T31"> </text:span></text:p>
      <text:p text:style-name="P212"><text:span text:style-name="T31"/></text:p>
      <text:p text:style-name="P179">void stringa.push_back(carattere)</text:p>
      <text:p text:style-name="P40"/>
      <text:p text:style-name="P41"><text:span text:style-name="T67">Metodo void che a</text:span>ppende solo un carattere in coda alla stringa</text:p>
      <text:p text:style-name="P41"/>
      <text:p text:style-name="P64">void push_back(char)</text:p>
      <text:p text:style-name="P41"/>
      <text:p text:style-name="P41">nome.push_back(‘.’);<text:tab/>//appende il punto </text:p>
      <text:p text:style-name="P41"/>
      <text:p text:style-name="P41"/>
      <text:p text:style-name="P144">ASSIGN</text:p>
      <text:p text:style-name="P144"/>
      <text:p text:style-name="P179">stringa.<text:span text:style-name="T111">assign</text:span>(<text:span text:style-name="T111">stringa2</text:span>) <text:span text:style-name="T111">con molte varianti</text:span></text:p>
      <text:p text:style-name="P42"/>
      <text:p text:style-name="P42">Metodo <text:span text:style-name="T67">che ritorna un reference .Utile </text:span>per rimpiazzare il contenuto della stringa, <text:span text:style-name="T50">ha praticamente le stesse varianti di append</text:span></text:p>
      <text:p text:style-name="P4"/>
      <text:p text:style-name="P158"><text:span text:style-name="T2">a</text:span><text:span text:style-name="T14">ssign</text:span><text:span text:style-name="T2">(</text:span><text:span text:style-name="T8">arg</text:span><text:span text:style-name="T2">);<text:tab/><text:tab/><text:tab/> <text:s/>//</text:span><text:span text:style-name="T6">sia stringa che c-string o lista</text:span><text:span text:style-name="T9"> {“...”}</text:span></text:p>
      <text:p text:style-name="P38"/>
      <text:p text:style-name="P152"><text:span text:style-name="T16">a</text:span><text:span text:style-name="T14">ssign</text:span><text:span text:style-name="T16">(string_arg,</text:span><text:span text:style-name="T10">sub</text:span><text:span text:style-name="T16">pos,sublen); //</text:span><text:span text:style-name="T14">rimpiazza con</text:span><text:span text:style-name="T7"> </text:span><text:span text:style-name="T8">la porzione dell’argomento </text:span><text:span text:style-name="T15">stringa_arg partendo da subpos (lancia out_of_range se si va oltre i limiti) per sublen caratteri , impostando std::string::npos o omettendo il parametro sublen si rimpie fino a fine stringa_arg</text:span></text:p>
      <text:p text:style-name="P45"/>
      <text:p text:style-name="P45">assign(string_arg,subpos);<text:tab/><text:tab/> // rimpiazza con stringa_arg da subpos fino a fine stringa_arg , se si indica oltre viene lanciata eccezione out_of_range</text:p>
      <text:p text:style-name="P45"/>
      <text:p text:style-name="P45">assign(“buffer”,n);<text:tab/><text:tab/> //rimpiazza con i primi n caratteri del buffer , <text:tab/><text:tab/><text:tab/><text:tab/><text:tab/> <text:s text:c="2"/>attenzione nessun controllo di out_of_range</text:p>
      <text:p text:style-name="P45"/>
      <text:p text:style-name="P45">assign(n,’char’);<text:tab/><text:tab/><text:tab/> // rimpiazza con n caratteri</text:p>
      <text:p text:style-name="P45"/>
      <text:p text:style-name="P45">assign(iterator_begin,iterator_end);<text:tab/>//rimpiazza con range <text:s/>tra gli <text:tab/><text:tab/><text:tab/><text:tab/><text:tab/><text:tab/><text:tab/><text:tab/>iteratori</text:p>
      <text:p text:style-name="P43"/>
      <text:p text:style-name="P43"/>
      <text:p text:style-name="P144"/>
      <text:p text:style-name="P170">INSERT</text:p>
      <text:p text:style-name="P144"/>
      <text:p text:style-name="P179">stringa.<text:span text:style-name="T111">insert</text:span>(<text:span text:style-name="T111">indice, stringa2</text:span>) <text:span text:style-name="T111">con molte varianti</text:span></text:p>
      <text:p text:style-name="P46"/>
      <text:p text:style-name="P46">Metodo <text:span text:style-name="T67">che ritorna un reference. Utile </text:span>per inserire porzioni di stringa o singoli caratteri</text:p>
      <text:p text:style-name="P46"/>
      <text:p text:style-name="P47">-Stringa intera</text:p>
      <text:p text:style-name="P43"/>
      <text:p text:style-name="P47">insert(pos,stringa2); //inserisce stringa2 partendo da pos</text:p>
      <text:p text:style-name="P47"/>
      <text:p text:style-name="P50">std::string telefono{"3282162426"};</text:p>
      <text:p text:style-name="P50">std::string intestazione{"Tel: "};</text:p>
      <text:p text:style-name="P50">-<text:span text:style-name="T52">stringa intera</text:span></text:p>
      <text:p text:style-name="P50">telefono.insert(0, intestazione);<text:tab/>//<text:span text:style-name="T51">inserisce intestazione all’inizio di <text:tab/><text:tab/><text:tab/><text:tab/><text:tab/><text:tab/><text:tab/><text:tab/>telefono → Tel: <text:s/></text:span>3282162426</text:p>
      <text:p text:style-name="P43"/>
      <text:p text:style-name="P43">-<text:span text:style-name="T55">s</text:span>ubstring</text:p>
      <text:p text:style-name="P43"/>
      <text:p text:style-name="P50"/>
      <text:p text:style-name="P50">-<text:span text:style-name="T52">substring</text:span></text:p>
      <text:p text:style-name="P50">std::string dash{"-"};</text:p>
      <text:p text:style-name="P50">telefono.insert(8, dash, 0);<text:tab/><text:tab/>//<text:span text:style-name="T51">inserisce partendo dall’indice 8 la <text:tab/>stringa dash partendo dall’indice 0 di dash , telefono → Tel: <text:s/></text:span>328-2162426</text:p>
      <text:p text:style-name="P50"/>
      <text:p text:style-name="P50"/>
      <text:p text:style-name="P50">-<text:span text:style-name="T52">substring con n caratteri</text:span></text:p>
      <text:p text:style-name="P50">telefono.insert(8, dash, 0,<text:span text:style-name="T52">1</text:span>);<text:tab/>//<text:span text:style-name="T51">inserisce partendo dall’indice 8 la <text:tab/><text:tab/><text:tab/><text:tab/>stringa dash partendo dall’indice 0 di dash </text:span><text:span text:style-name="T52">per 1 solo <text:tab/><text:tab/><text:tab/><text:tab/>carattere</text:span><text:span text:style-name="T51">, telefono → Tel: <text:s/></text:span>328-2162426</text:p>
      <text:p text:style-name="P43"/>
      <text:p text:style-name="P47">insert(pos, stringa2, subpos, sublen); //Inserisce partendo da pos la porzione di stringa2 compresa partendo da subpos di stringa 2 per sublen caratteri, se sublen viene omesso si va fino a fine stringa2</text:p>
      <text:p text:style-name="P48">insert(pos, stringa2, subpos);<text:tab/>//variante senza sublen </text:p>
      <text:p text:style-name="P43"/>
      <text:p text:style-name="P43">-Buffer</text:p>
      <text:p text:style-name="P43"/>
      <text:p text:style-name="P47">insert(pos, “buffer”);<text:tab/><text:tab/>//inserisce il buffer partendo da pos</text:p>
      <text:p text:style-name="P47">insert(pos, “buffer”, n);<text:tab/>//inserisce i primi n caratteri in buffer partendo <text:tab/><text:tab/><text:tab/><text:tab/><text:tab/>da pos</text:p>
      <text:p text:style-name="P47"/>
      <text:p text:style-name="P50"/>
      <text:p text:style-name="P50">-<text:span text:style-name="T52">buffer n caratteri</text:span></text:p>
      <text:p text:style-name="P50">telefono.insert(5, "()", 1);<text:tab/><text:tab/>//<text:span text:style-name="T52">inserisce partendo dalla posizione 5 , il <text:tab/>primo carattere del buffer, </text:span><text:span text:style-name="T51">telefono → Tel: <text:s/></text:span><text:span text:style-name="T52">(</text:span>328-2162426</text:p>
      <text:p text:style-name="P50"/>
      <text:p text:style-name="P50">-<text:span text:style-name="T52">buffer intero</text:span></text:p>
      <text:p text:style-name="P50">telefono.insert(9, ")");<text:tab/><text:tab/>//<text:span text:style-name="T52">inserisce partendo dalla posizione 9 tutto il buffer, </text:span><text:span text:style-name="T51">telefono → Tel: <text:s/></text:span><text:span text:style-name="T52">(</text:span>328<text:span text:style-name="T52">)</text:span>-2162426</text:p>
      <text:p text:style-name="P43"/>
      <text:p text:style-name="P43">-Fill</text:p>
      <text:p text:style-name="P43"/>
      <text:p text:style-name="P44">insert(pos, n, ‘char’);<text:tab/><text:tab/>//inserisce n caratteri partendo da pos</text:p>
      <text:p text:style-name="P44"/>
      <text:p text:style-name="P50">-<text:span text:style-name="T53">fill carattere</text:span></text:p>
      <text:p text:style-name="P50">telefono.insert(5, 3, 'X');<text:tab/><text:tab/>//<text:span text:style-name="T53">inserisce 3 caratteri X partendo dalla posizione 5, </text:span><text:span text:style-name="T51">telefono → Tel: <text:s/></text:span><text:span text:style-name="T53">XXX</text:span><text:span text:style-name="T52">(</text:span>328<text:span text:style-name="T52">)</text:span>-2162426</text:p>
      <text:p text:style-name="P44"/>
      <text:p text:style-name="P44">-IteratorFill</text:p>
      <text:p text:style-name="P44"/>
      <text:p text:style-name="P44"><text:soft-page-break/>insert(iterator, ‘char’); <text:tab/>//inserisce il singolo carattere char alla <text:tab/><text:tab/><text:tab/><text:tab/><text:tab/><text:tab/>posizione dell’iterator</text:p>
      <text:p text:style-name="P44">insert(iterator, n, ‘char’); //inserisce n caratteri char partendo dalla <text:tab/><text:tab/><text:tab/><text:tab/><text:tab/><text:tab/>posizione dell’iterator</text:p>
      <text:p text:style-name="P44"/>
      <text:p text:style-name="P50">-<text:span text:style-name="T53">fill iterator carattere</text:span></text:p>
      <text:p text:style-name="P50">telefono.insert(telefono.begin() + 8, ' ');<text:tab/>//<text:span text:style-name="T53">inserisce all’ottava posizione il carattere di spazio tramite iteratore, </text:span><text:span text:style-name="T51">telefono → Tel: <text:s/></text:span><text:span text:style-name="T53">XXX </text:span><text:span text:style-name="T52">(</text:span>328<text:span text:style-name="T52">)</text:span>-2162426</text:p>
      <text:p text:style-name="P50"/>
      <text:p text:style-name="P50">-<text:span text:style-name="T53">fill iterator caratteri multipli</text:span></text:p>
      <text:p text:style-name="P50">telefono.insert(telefono.begin() + 8, 5, '_'); // <text:span text:style-name="T53">inserisce partendo dall’ottava posizione ,tramite l’iterator ,n caratteri (5) , </text:span><text:span text:style-name="T51">telefono → Tel: <text:s/></text:span><text:span text:style-name="T53">XXX_____ </text:span><text:span text:style-name="T52">(</text:span>328<text:span text:style-name="T52">)</text:span>-2162426<text:span text:style-name="T53"> </text:span></text:p>
      <text:p text:style-name="P50"/>
      <text:p text:style-name="P44">-Range iterator</text:p>
      <text:p text:style-name="P44"/>
      <text:p text:style-name="P49">insert(iterator, iterator_begin, iterator_end); //inserisce partendo da iterator il range/substring compreso tra gli iteratori begin e end che puntano a substring</text:p>
      <text:p text:style-name="P49"/>
      <text:p text:style-name="P50">-<text:span text:style-name="T53">range substring tramite iterator</text:span></text:p>
      <text:p text:style-name="P50">std::string telCasa {"70128450"}; </text:p>
      <text:p text:style-name="P50">std::string prefisso {"-02-"};</text:p>
      <text:p text:style-name="P50">telCasa.insert(telCasa.begin(),prefisso.begin()<text:span text:style-name="T54">+1</text:span>,prefisso.end()-<text:span text:style-name="T54">1</text:span>);</text:p>
      <text:p text:style-name="P50">//<text:span text:style-name="T53">inserisce partendo dalla posizione 0 di telCasa la substring compresa tra l’inizio </text:span><text:span text:style-name="T54">+1</text:span><text:span text:style-name="T53"> e la fine -</text:span><text:span text:style-name="T54">1</text:span><text:span text:style-name="T53"> di prefisso, 0270128450</text:span></text:p>
      <text:p text:style-name="P43"/>
      <text:p text:style-name="P144">ERASE</text:p>
      <text:p text:style-name="P144"/>
      <text:p text:style-name="P179">stringa.<text:span text:style-name="T111">erase</text:span>(<text:span text:style-name="T111">indice, num_caratteri</text:span>) <text:span text:style-name="T111">con molte varianti</text:span></text:p>
      <text:p text:style-name="P52"/>
      <text:p text:style-name="P52">Metodo per cancellare un carattere , una sequenza o un range di caratteri.</text:p>
      <text:p text:style-name="P52">.<text:span text:style-name="T60">erase():<text:tab/>//senza argomenti cancella tutta la stringa</text:span></text:p>
      <text:p text:style-name="P52"/>
      <text:p text:style-name="P52">-sequenza <text:span text:style-name="T59">con size_t</text:span></text:p>
      <text:p text:style-name="P52"/>
      <text:p text:style-name="P52">erase(pos,len);<text:tab/>//accetta 2 parametri size_t , cancella n(len) caratteri <text:tab/><text:tab/>partendo da pos e ritorna un reference alla stringa modificata,<text:span text:style-name="T61">len se </text:span><text:span text:style-name="T62">è</text:span><text:span text:style-name="T61"> <text:tab/>std::str::npos o omesso cancella fino a fine stringa</text:span></text:p>
      <text:p text:style-name="P52"/>
      <text:p text:style-name="P52">std::string ciaoMondo {"Ciao x<text:span text:style-name="T56">x</text:span>Mondo"};</text:p>
      <text:p text:style-name="P53">ciaoMondo.erase(5,<text:span text:style-name="T56">2</text:span>);<text:tab/>//<text:span text:style-name="T56">cancella 2 caratteri partendo dall’indice 5, <text:tab/><text:tab/><text:tab/><text:tab/><text:tab/><text:tab/></text:span><text:span text:style-name="T57">Ciao Mondo</text:span></text:p>
      <text:p text:style-name="P58">std::string str2 {“Ciao xcccc”};</text:p>
      <text:p text:style-name="P58">str2.erase(5);<text:tab/><text:tab/>//cancella dall’indice 5 in poi</text:p>
      <text:p text:style-name="P53"/>
      <text:p text:style-name="P53">-<text:span text:style-name="T56">carattere </text:span><text:span text:style-name="T59">con iterator</text:span></text:p>
      <text:p text:style-name="P53"/>
      <text:p text:style-name="P55">erase(iterator);<text:tab/>//accetta iterator come argomento , cancella un carattere alla posizione dell’iteratore e ritorna un iterator</text:p>
      <text:p text:style-name="P55"/>
      <text:p text:style-name="P55">ciaoMondo.erase(ciaoMondo.begin()+4); //<text:span text:style-name="T57">cancella il quinto carattere CiaoMondo</text:span></text:p>
      <text:p text:style-name="P55"/>
      <text:p text:style-name="P55">-<text:span text:style-name="T58">range </text:span><text:span text:style-name="T59">con iterators</text:span></text:p>
      <text:p text:style-name="P55"/>
      <text:p text:style-name="P57">erase(iterator_begin, iterator_end);<text:tab/>//accetta due iterator come argomenti,cancella i caratteri tra questi compresi e resituisce un iterator<text:span text:style-name="T63">e</text:span></text:p>
      <text:p text:style-name="P55"/>
      <text:p text:style-name="P55">std::string str1{"Sono io vivo?"};</text:p>
      <text:p text:style-name="P54"><text:span text:style-name="T64">auto it = </text:span>str1.erase(str1.begin() + 5, str1.begin() + 8); //<text:span text:style-name="T58">rimuove i caratteri compresi tra la sesta e nona posizione (idx 5-8), Sono vivo? </text:span></text:p>
      <text:p text:style-name="P55"><text:soft-page-break/></text:p>
      <text:p text:style-name="P59">NB I metodi carattere e range ritornano un iterator <text:span text:style-name="T64">che punta alla posizione de</text:span>l primo carattere cancellato se hanno avuto successo oppure std::string::end <text:span text:style-name="T65">(fine stringa) </text:span>se falliscono.</text:p>
      <text:p text:style-name="P144"/>
      <text:p text:style-name="P144">REPLACE</text:p>
      <text:p text:style-name="P67"/>
      <text:p text:style-name="P180">stringa.replace(<text:span text:style-name="T111">indice, numero_caratteri, stringa2</text:span>) <text:span text:style-name="T111">+varianti</text:span></text:p>
      <text:p text:style-name="P181"/>
      <text:p text:style-name="P200">Metodo che ritorna un reference<text:span text:style-name="T110"> all’originale , modificando l’originale</text:span>.</text:p>
      <text:p text:style-name="P200">Viene usato per sostituire parte di una stringa.</text:p>
      <text:p text:style-name="P67"/>
      <text:p text:style-name="P67">-string</text:p>
      <text:p text:style-name="P67"/>
      <text:p text:style-name="P67">replace(pos,len,str2);<text:tab/>// sostituisce la porzione compresa tra pos e len con i caratteri di str2 partendo dal principio</text:p>
      <text:p text:style-name="P67"/>
      <text:p text:style-name="P67">std::string str1{"Oggi è Lunedì"};</text:p>
      <text:p text:style-name="P66">std::string str2{"Martedì"};</text:p>
      <text:p text:style-name="P66"/>
      <text:p text:style-name="P66"><text:span text:style-name="T72">str1</text:span>.replace(8, 9, str2);<text:tab/>//<text:span text:style-name="T72">str1 = Oggi è Martedì</text:span></text:p>
      <text:p text:style-name="P67"/>
      <text:p text:style-name="P67">-string con iterator</text:p>
      <text:p text:style-name="P67"/>
      <text:p text:style-name="P67">replace(iterator_begin, iterator_end, str2); //stesso concetto con iteratori</text:p>
      <text:p text:style-name="P67"/>
      <text:p text:style-name="P67">std::string str3{"Mercoledì"};</text:p>
      <text:p text:style-name="P68">str1.replace(str1.begin() + 8, str1.end(), str3); <text:s/>//<text:span text:style-name="T72">str1 = Oggi è </text:span><text:span text:style-name="T73">Mercoledì</text:span></text:p>
      <text:p text:style-name="P67"/>
      <text:p text:style-name="P67">-substring</text:p>
      <text:p text:style-name="P67"/>
      <text:p text:style-name="P67">replace(pos, len, str2, subpos, sublen);<text:tab/>//sostituisce i caratteri originali partendo dall’indice pos per len caratteri con i caratteri di str2 partendo da subpos per sublen caratteri</text:p>
      <text:p text:style-name="P69"/>
      <text:p text:style-name="P69">std::string str4{"Giovedì"};</text:p>
      <text:p text:style-name="P72">str1.replace(8, 9, str4, 0, str4.size() - 1);<text:span text:style-name="T69"> //</text:span><text:span text:style-name="T72">str1 = Oggi è </text:span><text:span text:style-name="T74">Giovedì</text:span></text:p>
      <text:p text:style-name="P69"/>
      <text:p text:style-name="P67">-<text:span text:style-name="T70">c-string</text:span></text:p>
      <text:p text:style-name="P67"/>
      <text:p text:style-name="P70">replace(pos, len, c-string);<text:tab/>//sostituisce i caratteri partendo da pos per len caratteri prendendoli dalla c-string</text:p>
      <text:p text:style-name="P70"/>
      <text:p text:style-name="P70">char *str5 = "Venerdì";</text:p>
      <text:p text:style-name="P73">str1.replace(8,9,str5);<text:tab/><text:tab/><text:span text:style-name="T69">//</text:span><text:span text:style-name="T72">str1 = Oggi è </text:span><text:span text:style-name="T75">Venerdì</text:span></text:p>
      <text:p text:style-name="P70"/>
      <text:p text:style-name="P70">-c-string iterator</text:p>
      <text:p text:style-name="P70"/>
      <text:p text:style-name="P70">replace(iterator_begin, iterator_end, c-string);<text:tab/>//versione con iteratori</text:p>
      <text:p text:style-name="P12"/>
      <text:p text:style-name="P12">char *str6{"Sabato"};</text:p>
      <text:p text:style-name="P13">str1.replace(str1.begin() + 8, str1.end(), str6);<text:tab/><text:span text:style-name="T69">//</text:span><text:span text:style-name="T72">str1 = Oggi è </text:span><text:span text:style-name="T75">Sabato</text:span></text:p>
      <text:p text:style-name="P12"/>
      <text:p text:style-name="P70"/>
      <text:p text:style-name="P70">-buffer</text:p>
      <text:p text:style-name="P51"/>
      <text:p text:style-name="P70">replace(pos, len, “buffer”);<text:tab/>//sostituisce i caratteri partendo da pos per len caratteri prendendoli dal buffer</text:p>
      <text:p text:style-name="P70"/>
      <text:p text:style-name="P74">str1.replace(8,9,"Domenica");<text:tab/><text:tab/><text:tab/><text:tab/><text:tab/><text:span text:style-name="T69">//</text:span><text:span text:style-name="T72">str1 = Oggi è </text:span><text:span text:style-name="T76">Domenica</text:span></text:p>
      <text:p text:style-name="P70"/>
      <text:p text:style-name="P70"><text:soft-page-break/>-buffer iterator</text:p>
      <text:p text:style-name="P70"/>
      <text:p text:style-name="P70">replace(iterator_begin, iterator_end, “buffer”);<text:tab/>//versione con iteratori</text:p>
      <text:p text:style-name="P70"/>
      <text:p text:style-name="P74">str1.replace(str1.begin() + 8, str1.end(), "Lunedì");<text:span text:style-name="T69">//</text:span><text:span text:style-name="T72">str1 = Oggi è </text:span><text:span text:style-name="T76">Lunedì</text:span></text:p>
      <text:p text:style-name="P70"/>
      <text:p text:style-name="P71"/>
      <text:p text:style-name="P70">-fill</text:p>
      <text:p text:style-name="P70"/>
      <text:p text:style-name="P70">replace(pos, len, n, char);<text:tab/>//sostituisce i caratteri partendo da pos per len caratteri con n char</text:p>
      <text:p text:style-name="P4"/>
      <text:p text:style-name="P4">str1.replace(8,str1.size()-1,8,'?');<text:tab/>//<text:span text:style-name="T77">str1= Oggi è ???????? : mette 8 ? partendo dalla posizione 8 </text:span></text:p>
      <text:p text:style-name="P4"/>
      <text:p text:style-name="P4">-fill iterator</text:p>
      <text:p text:style-name="P71"/>
      <text:p text:style-name="P70">replace(pos, len, n, char);<text:tab/>//sostituisce i caratteri partendo da pos per len caratteri con n char</text:p>
      <text:p text:style-name="P70"/>
      <text:p text:style-name="P70">str1.replace(str1.begin(),str1.end(),5,'X');<text:tab/>//<text:span text:style-name="T77">versione con iteratori rimpiazza tutta la stringa con 5 X, str1 = XXXXX</text:span></text:p>
      <text:p text:style-name="P70"/>
      <text:p text:style-name="P4"/>
      <text:p text:style-name="P4">-<text:span text:style-name="T71">range iterator</text:span></text:p>
      <text:p text:style-name="P4"/>
      <text:p text:style-name="P76">replace(iterator_begin, iterator_end, iterator2_begin, iterator2_end);</text:p>
      <text:p text:style-name="P76">rimpiazza i caratteri compresi tra i primi 2 iterator con i caratteri compresi tra i secondi ,ritorna un iterator</text:p>
      <text:p text:style-name="P76"/>
      <text:p text:style-name="P76">std::string bach{"C.P.E. Bach"};</text:p>
      <text:p text:style-name="P77">std::string jc{"J.C."};</text:p>
      <text:p text:style-name="P77">bach.replace(bach.begin(), bach.begin()+6, jc.begin(), jc.end()); <text:s text:c="5"/>//<text:span text:style-name="T78">rimpiazza i primi 6 caratteri in bach con tutta la stringa jc,bach= J.C. Bach</text:span></text:p>
      <text:p text:style-name="P76"/>
      <text:p text:style-name="P76">-initializer list</text:p>
      <text:p text:style-name="P76"/>
      <text:p text:style-name="P76">replace(iterator_begin, iterator_end, {init_list});<text:tab/> <text:s text:c="2"/>//rimpiazza i caratteri tra i 2 iteratori con quelli della lista di inizializzazione, ritorna iterator</text:p>
      <text:p text:style-name="P75"/>
      <text:p text:style-name="P75">bach.replace(bach.begin(), bach.begin() + 4, {"J.S."}); //<text:span text:style-name="T79">rimpiazza i caratteri tra i 2 iteratori con tutta la lista di inizializzazione</text:span></text:p>
      <text:p text:style-name="P75"/>
      <text:p text:style-name="P144">SWAP</text:p>
      <text:p text:style-name="P144"/>
      <text:p text:style-name="P179">stringa.<text:span text:style-name="T111">swap</text:span>(<text:span text:style-name="T111">stringa2</text:span>) </text:p>
      <text:p text:style-name="P79"/>
      <text:p text:style-name="P79">Scambia due stringhe anche di lunghezza diversa</text:p>
      <text:p text:style-name="P4"/>
      <text:p text:style-name="P79">string.swap(string2);<text:tab/>//ora string è string2 </text:p>
      <text:p text:style-name="P78">std::string str1{"str1"};</text:p>
      <text:p text:style-name="P80">std::string str2{"str2"};</text:p>
      <text:p text:style-name="P80">str1.swap(str2); //ora str1 è “str2” e str2 è “str1”</text:p>
      <text:p text:style-name="P78"/>
      <text:p text:style-name="P173"/>
      <text:p text:style-name="P174">POP_BACK</text:p>
      <text:p text:style-name="P173"/>
      <text:p text:style-name="P179"><text:span text:style-name="T111">void </text:span>stringa.<text:span text:style-name="T111">pop_back</text:span>()</text:p>
      <text:p text:style-name="P81"/>
      <text:p text:style-name="P82">Metodo void che elimina l’ultimo carattere di una stringa non vuota.</text:p>
      <text:p text:style-name="P82"/>
      <text:p text:style-name="P82">pop_back();</text:p>
      <text:p text:style-name="P6"/>
      <text:p text:style-name="P4">std::string plural{"cats"};</text:p>
      <text:p text:style-name="P3">plural.pop_back();<text:tab/>//<text:span text:style-name="T80">elimina ultimo carattere ora plural è cat</text:span></text:p>
      <text:p text:style-name="P3"/>
      <text:p text:style-name="P4"/>
      <text:p text:style-name="P4"/>
      <text:p text:style-name="P145">NPOS</text:p>
      <text:p text:style-name="P4"/>
      <text:p text:style-name="P210"><text:span text:style-name="T35">std::string::npos</text:span><text:span text:style-name="T20"> </text:span><text:span text:style-name="T21">(rappresentazione del valore massimo di size_t) </text:span><text:span text:style-name="T20">termine stringa che viene <text:s/>viene ritornato quando non si ha match in ricerca su stringhe</text:span></text:p>
      <text:p text:style-name="P84"><text:span text:style-name="T94"/></text:p>
      <text:p text:style-name="P209"><text:span text:style-name="T94">STRING OPERATIONS</text:span></text:p>
      <text:p text:style-name="P84"/>
      <text:p text:style-name="P84"><text:span text:style-name="T103">C_STR </text:span><text:span text:style-name="T104">e D</text:span><text:span text:style-name="T105">ATA</text:span><text:span text:style-name="T84"><text:tab/></text:span><text:span text:style-name="T86">(utili da passare come argomento di puts)</text:span></text:p>
      <text:p text:style-name="P84"/>
      <text:p text:style-name="P182"><text:span text:style-name="T112">const char *c_string = </text:span>stringa.<text:span text:style-name="T112">c_str</text:span>()</text:p>
      <text:p text:style-name="P182"><text:span text:style-name="T112">const char *c_string = </text:span>stringa.<text:span text:style-name="T112">c_data</text:span>()</text:p>
      <text:p text:style-name="P84"/>
      <text:p text:style-name="P83">const char* c_str() ;</text:p>
      <text:p text:style-name="P85">const char* <text:span text:style-name="T82">data</text:span>() ;</text:p>
      <text:p text:style-name="P86">buffer = stringa.c_str();</text:p>
      <text:p text:style-name="P86">buffer = stringa.data();</text:p>
      <text:p text:style-name="P83"/>
      <text:p text:style-name="P83">Metod<text:span text:style-name="T82">i</text:span> per <text:span text:style-name="T82">tradurre</text:span> una stringa nell’equivalente C_String , metodo senza argomenti che ritorna un puntatore ad un array di caratteri terminati da \0 <text:s/><text:span text:style-name="T81">aka </text:span>stringa c letterale <text:span text:style-name="T81">(</text:span>non modificabile) contenente tutti i caratteri della stringa originale.</text:p>
      <text:p text:style-name="P83"/>
      <text:p text:style-name="P89">std::string stringa_cpp("Questa è una stringa C++");</text:p>
      <text:p text:style-name="P90">const char *stringa_c = stringa_cpp.c_str();<text:tab/>//<text:span text:style-name="T81">conversione a c_string</text:span></text:p>
      <text:p text:style-name="P91">const char *<text:span text:style-name="T82">data</text:span> = stringa_cpp.<text:span text:style-name="T82">data</text:span>();<text:tab/><text:tab/>//<text:span text:style-name="T81">conversione a c_string</text:span></text:p>
      <text:p text:style-name="P90">char carattere;</text:p>
      <text:p text:style-name="P90">while ((carattere = <text:span text:style-name="T81">*</text:span>stringa_c) != '\0')</text:p>
      <text:p text:style-name="P90">{</text:p>
      <text:p text:style-name="P90"><text:tab/>std::cout &lt;&lt; carattere ;</text:p>
      <text:p text:style-name="P90"><text:tab/><text:span text:style-name="T81">stringa_c</text:span>++;</text:p>
      <text:p text:style-name="P90">}</text:p>
      <text:p text:style-name="P88"/>
      <text:p text:style-name="P159"><text:span text:style-name="T34">COPY</text:span><text:span text:style-name="T29"><text:tab/></text:span><text:span text:style-name="T37">(versione assign per buffer di char)</text:span></text:p>
      <text:p text:style-name="P161"/>
      <text:p text:style-name="P162">size_t copiati = stringa.copy(c_string,caratteri,indice)</text:p>
      <text:p text:style-name="P88"/>
      <text:p text:style-name="P88">size_type copy (charT* s, size_type len, size_type pos = 0) const;</text:p>
      <text:p text:style-name="P100">size_t caratteriCopiati = stringa.copy(buffer,length,pos);</text:p>
      <text:p text:style-name="P88"/>
      <text:p text:style-name="P92">Copia una sottostringa dell’originale in un array di caratteri puntato dal primo argomento,per una lunghezza specificata nel secondo argomento partendo dalla posizione specificata dal terzo argomento che è opzionale e di default è 0.</text:p>
      <text:p text:style-name="P92">Ritorna un size_t che rappresenta la lunghezza dei caratteri copiati.</text:p>
      <text:p text:style-name="P92"/>
      <text:p text:style-name="P92">std::string stringa = {"Prendi la sottostringa"};<text:tab/><text:tab/>//<text:span text:style-name="T83">stringa originale</text:span></text:p>
      <text:p text:style-name="P153"><text:span text:style-name="T29">char copia[13] = {};<text:tab/><text:tab/><text:tab/><text:tab/><text:tab/><text:tab/><text:tab/>//</text:span><text:span text:style-name="T30">creo buffer vuoto</text:span></text:p>
      <text:p text:style-name="P95"><text:soft-page-break/>size_t caratteriCopiati = stringa.copy(copia, 12, 10);<text:tab/>//<text:span text:style-name="T83">copio 12 caratteri partendo dal decimo indice/offset</text:span></text:p>
      <text:p text:style-name="P92"/>
      <text:p text:style-name="P92"/>
      <text:p text:style-name="P183">FIND</text:p>
      <text:p text:style-name="P183"/>
      <text:p text:style-name="P163">size_t <text:span text:style-name="T113">indice_occorrenza</text:span> = stringa.find(stringa<text:span text:style-name="T113">2</text:span>,indice<text:span text:style-name="T113">_partenza</text:span>)</text:p>
      <text:p text:style-name="P163">size_t <text:span text:style-name="T113">indice_occorrenza</text:span> = stringa.find(<text:span text:style-name="T113">c_string</text:span>,indice<text:span text:style-name="T113">_partenza</text:span>)</text:p>
      <text:p text:style-name="P163">size_t <text:span text:style-name="T113">indice_occorrenza</text:span> = stringa.find(<text:span text:style-name="T113">carattere</text:span>,indice<text:span text:style-name="T113">_partenza</text:span>)</text:p>
      <text:p text:style-name="P108"/>
      <text:p text:style-name="P93">size_type find (const basic_string&amp; str, size_type pos = 0);</text:p>
      <text:p text:style-name="P93">size_type find (const charT* s, size_type pos = 0);</text:p>
      <text:p text:style-name="P93">size_type find (const charT* s, size_type pos, size_type n);</text:p>
      <text:p text:style-name="P93">size_type find (charT c, size_type pos = 0);</text:p>
      <text:p text:style-name="P100"/>
      <text:p text:style-name="P100">Metodo di ricerca per stringhe buffer o caratteri in stringa.</text:p>
      <text:p text:style-name="P100">Come parametri da matchare accetta stringhe buffer e caratteri, la posizione/indice dove iniziare la ricerca, e opzionalmente sui buffer anche il numero dei caratteri <text:span text:style-name="T89">del match </text:span>da cercare <text:span text:style-name="T89">(ignorando il surplus)</text:span>.</text:p>
      <text:p text:style-name="P101">Ritorna l’indice della prima occorrenza o npos.</text:p>
      <text:p text:style-name="P101">L’argomento posizione è opzionale <text:span text:style-name="T85">(0 di default = inizio).</text:span></text:p>
      <text:p text:style-name="P96"/>
      <text:p text:style-name="P96">const std::string stringa {"Avanti tutta , Avanti sempre"};</text:p>
      <text:p text:style-name="P99">std::string match = {"Avanti"}; <text:tab/><text:tab/><text:tab/>//stringa da cercare</text:p>
      <text:p text:style-name="P99">size_t <text:span text:style-name="T88">indice</text:span>_match = 0;<text:tab/><text:tab/><text:tab/><text:tab/>//<text:span text:style-name="T88">indice occorrenza</text:span><text:tab/><text:tab/><text:tab/><text:tab/></text:p>
      <text:p text:style-name="P97"><text:span text:style-name="T88">indice</text:span>_match = stringa.find(match);<text:tab/><text:tab/><text:tab/>//<text:span text:style-name="T87">trova</text:span> “<text:span text:style-name="T87">Avanti</text:span>” in <text:span text:style-name="T87">posizione 0</text:span></text:p>
      <text:p text:style-name="P97">char match2[] = "ti";<text:tab/><text:tab/><text:tab/><text:tab/><text:tab/>//<text:span text:style-name="T87">ora cerco “ti”</text:span></text:p>
      <text:p text:style-name="P98">posizione_match = 0;<text:tab/><text:tab/><text:tab/><text:tab/><text:tab/>// azzero cursore di ricerca</text:p>
      <text:p text:style-name="P95">// cerco finchè trovo</text:p>
      <text:p text:style-name="P98">while ((<text:span text:style-name="T88">indice</text:span>_match = stringa.find(match2, <text:span text:style-name="T88">indice</text:span>_match)) != std::string::npos)</text:p>
      <text:p text:style-name="P98">{</text:p>
      <text:p text:style-name="P98">std::cout &lt;&lt; "Ho trovato il buffer \"ti\" in posizione : " &lt;&lt; <text:span text:style-name="T88">indice</text:span>_match;<text:tab/><text:tab/><text:tab/><text:tab/><text:tab/><text:tab/><text:tab/><text:tab/>//stampo risultato</text:p>
      <text:p text:style-name="P98"><text:span text:style-name="T88">indice</text:span>_match += 2;<text:tab/><text:tab/>// incremento cursore per i caratteri del match</text:p>
      <text:p text:style-name="P95">}<text:tab/><text:tab/><text:tab/><text:tab/><text:tab/>// <text:span text:style-name="T88">trova ti in posizioni : 4,19,25</text:span></text:p>
      <text:p text:style-name="P97"/>
      <text:p text:style-name="P166">RFIND</text:p>
      <text:p text:style-name="P166"/>
      <text:p text:style-name="P163"><text:span text:style-name="T113">size_t </text:span>indice = stringa.rfind(stringa<text:span text:style-name="T113">2</text:span>_match,<text:span text:style-name="T113">indice</text:span><text:span text:style-name="T114">_partenza</text:span>)</text:p>
      <text:p text:style-name="P163"><text:span text:style-name="T113">size_t </text:span>indice = stringa.rfind(buffer_match,<text:span text:style-name="T113">indice</text:span><text:span text:style-name="T114">_partenza</text:span>)</text:p>
      <text:p text:style-name="P163"><text:span text:style-name="T113">size_t </text:span>indice = stringa.rfind(buffer_match,<text:span text:style-name="T114">indice_partenza</text:span>,<text:span text:style-name="T114">chars</text:span>)</text:p>
      <text:p text:style-name="P163"><text:span text:style-name="T113">size_t </text:span>indice = stringa.rfind(carattere_match,<text:span text:style-name="T113">indice</text:span><text:span text:style-name="T114">_partenza</text:span>)</text:p>
      <text:p text:style-name="P164"/>
      <text:p text:style-name="P94">size_type <text:span text:style-name="T90">r</text:span>find (const basic_string&amp; str, size_type pos = 0);</text:p>
      <text:p text:style-name="P94">size_type <text:span text:style-name="T90">r</text:span>find (const charT* s, size_type pos = 0);</text:p>
      <text:p text:style-name="P94">size_type <text:span text:style-name="T90">r</text:span>find (const charT* s, size_type pos, size_type n);</text:p>
      <text:p text:style-name="P94">size_type <text:span text:style-name="T90">r</text:span>find (charT c, size_type pos = 0);</text:p>
      <text:p text:style-name="P160"/>
      <text:p text:style-name="P102">Come find ma ritorna l’ultima occorrenza del match nella stringa.</text:p>
      <text:p text:style-name="P102">L’argomento posizione si riferisce al termine della stringa,che è il punto dove comincia la ricerca , infatti un valore più grande della size o anche std::string::npos possono essere usati e comportano la ricerca su tutta la stringa.L’argomento num si riferisce come nel caso di find al numero dei caratteri del match da cercare,se non indicati ovviamente si cerca tutto il match in stringa.</text:p>
      <text:p text:style-name="P102"/>
      <text:p text:style-name="P103">char match = 'k';</text:p>
      <text:p text:style-name="P104">std::string stringa = {"Kick ass ciak"};</text:p>
      <text:p text:style-name="P104">size_t posizione = std::string::npos;<text:tab/><text:tab/>//<text:span text:style-name="T91">per cercare</text:span></text:p>
      <text:p text:style-name="P104"><text:soft-page-break/>posizione= stringa.rfind(match,<text:span text:style-name="T91">posizione</text:span>);<text:tab/>//<text:span text:style-name="T91">cerco dal fondo e trovo <text:tab/><text:tab/><text:tab/><text:tab/><text:tab/><text:tab/><text:tab/><text:tab/><text:tab/>la k alla posizione 12</text:span></text:p>
      <text:p text:style-name="P104">if (posizione != std::string::npos) std::cout &lt;&lt; posizione " &lt;&lt; n";</text:p>
      <text:p text:style-name="P104">//se posizione non è npos ha trovato il match </text:p>
      <text:p text:style-name="P104">posizione = stringa.rfind(match,3); //piazzo il cursore al quartultimo indice</text:p>
      <text:p text:style-name="P109">ora trova la k all’indice 3 ,quarta posizione k di kic<text:span text:style-name="T92">k.</text:span></text:p>
      <text:p text:style-name="P104"/>
      <text:p text:style-name="P104"/>
      <text:p text:style-name="P141">FIND_FIRST_OF , FIND_LAST_OF, FIND_FIRST_NOT_OF, FIND_LAST_NOT_OF</text:p>
      <text:p text:style-name="P141"/>
      <text:p text:style-name="P165"><text:span text:style-name="T113">size_t </text:span><text:span text:style-name="T114">posizione = stringa.find_first_of(match)</text:span></text:p>
      <text:p text:style-name="P165"><text:span text:style-name="T113">size_t </text:span><text:span text:style-name="T114">posizione = stringa.find_last_of(match)</text:span></text:p>
      <text:p text:style-name="P165"><text:span text:style-name="T113">size_t </text:span><text:span text:style-name="T114">posizione = stringa.find_first_not_of(match)</text:span></text:p>
      <text:p text:style-name="P165"><text:span text:style-name="T113">size_t </text:span><text:span text:style-name="T114">posizione = stringa.find_last_not_of(match)</text:span></text:p>
      <text:p text:style-name="P141"/>
      <text:p text:style-name="P105">Sono varianti del find che cercano l’occorrenza di almeno uno dei caratteri del match nella stringa base.</text:p>
      <text:p text:style-name="P105"/>
      <text:p text:style-name="P106">std::string stringa={"Franky sei un mito!"};</text:p>
      <text:p text:style-name="P106">size_t posizione = stringa.find_first_of("mito"); //<text:span text:style-name="T95">trova all’indice 9 la i di se</text:span><text:span text:style-name="T93">i</text:span></text:p>
      <text:p text:style-name="P107"/>
      <text:p text:style-name="P107">posizione = stringa.find_last_of("mito");<text:tab/><text:tab/>//<text:span text:style-name="T95">trova all’indice 17 la i m</text:span><text:span text:style-name="T93">i</text:span><text:span text:style-name="T95">to</text:span></text:p>
      <text:p text:style-name="P107"/>
      <text:p text:style-name="P198"><text:span text:style-name="T115">SUBSTR</text:span></text:p>
      <text:p text:style-name="P185"/>
      <text:p text:style-name="P185">std::string <text:span text:style-name="T116">stringa2 = </text:span>stringa.substr(pos=0,<text:span text:style-name="T116">num_caratteri</text:span>);</text:p>
      <text:p text:style-name="P110"/>
      <text:p text:style-name="P110">Metodo ,che a differenza degli altri che ritornano una string literal, ritorna una nuova stringa che comprende i caratteri a partire dalla pos per una lunghezza len (se disponibile) di una stringa , <text:span text:style-name="T96">va bene anche npos che significa fino a fine stringa </text:span>.</text:p>
      <text:p text:style-name="P110"/>
      <text:p text:style-name="P110">std::string stringa = {"OGGI VA BENE"};</text:p>
      <text:p text:style-name="P111">std::string substr = stringa.substr(8); <text:tab/><text:tab/>//estrae BENE</text:p>
      <text:p text:style-name="P111"/>
      <text:p text:style-name="P184">COMPARE</text:p>
      <text:p text:style-name="P188"/>
      <text:p text:style-name="P189">int relazione = stringa.compare(stringa2) molte varianti</text:p>
      <text:p text:style-name="P112"/>
      <text:p text:style-name="P112">int <text:span text:style-name="T99">str</text:span><text:span text:style-name="T100">inga</text:span><text:span text:style-name="T99">1.</text:span>compare(str<text:span text:style-name="T100">inga</text:span><text:span text:style-name="T98">2</text:span>);</text:p>
      <text:p text:style-name="P114">int <text:span text:style-name="T99">str</text:span><text:span text:style-name="T100">inga</text:span><text:span text:style-name="T99">1.</text:span>compare(<text:span text:style-name="T99">str1_</text:span>pos, <text:span text:style-name="T99">str1_</text:span>len, str<text:span text:style-name="T100">inga</text:span><text:span text:style-name="T98">2</text:span>);</text:p>
      <text:p text:style-name="P114">int <text:span text:style-name="T99">str</text:span><text:span text:style-name="T100">inga</text:span><text:span text:style-name="T99">1.</text:span>compare(<text:span text:style-name="T99">str1_</text:span>pos, <text:span text:style-name="T99">str1_</text:span>len, str<text:span text:style-name="T100">inga</text:span><text:span text:style-name="T98">2</text:span>, s<text:span text:style-name="T99">tr2_</text:span>pos, s<text:span text:style-name="T99">tr2_</text:span>len);</text:p>
      <text:p text:style-name="P114">int <text:span text:style-name="T99">str</text:span><text:span text:style-name="T100">inga</text:span><text:span text:style-name="T99">1.</text:span>compare(<text:span text:style-name="T97">buffer</text:span>);</text:p>
      <text:p text:style-name="P114">int <text:span text:style-name="T99">str</text:span><text:span text:style-name="T100">inga</text:span><text:span text:style-name="T99">1.</text:span>compare(<text:span text:style-name="T99">str1_</text:span>pos, <text:span text:style-name="T99">str_</text:span>len, <text:span text:style-name="T97">buffer</text:span>);</text:p>
      <text:p text:style-name="P114">int <text:span text:style-name="T99">str</text:span><text:span text:style-name="T100">inga</text:span><text:span text:style-name="T99">1.</text:span>compare(<text:span text:style-name="T99">str_</text:span>pos, <text:span text:style-name="T99">str_</text:span>len, <text:span text:style-name="T97">buffer, </text:span><text:span text:style-name="T99">buf_</text:span><text:span text:style-name="T100">caratteri</text:span>);</text:p>
      <text:p text:style-name="P113"/>
      <text:p text:style-name="P115">Confronta la stringa con stringa2 e ritorna :</text:p>
      <text:list text:style-name="L1">
        <text:list-item>
          <text:p text:style-name="P199">0 se uguali </text:p>
        </text:list-item>
        <text:list-item>
          <text:p text:style-name="P199">&gt; 1 se il valore del primo carattere diverso è più grande in stringa2 o se tutti i caratteri combaciano ma la stringa2 è più lunga</text:p>
        </text:list-item>
        <text:list-item>
          <text:p text:style-name="P199">&lt; 1 se il valore del primo carattere diverso è più piccolo in stringa2 o se tutti i caratteri combaciano ma la stringa2 è più corta</text:p>
        </text:list-item>
      </text:list>
      <text:p text:style-name="P110"/>
      <text:p text:style-name="P117">Si può specificare un range di ricerca di stringa<text:span text:style-name="T100">1 o anche di stringa1 e stringa2, si può comparare un buffer eventualmente specificare un range sulla stringa ma anche un range sulla stringa e il numero dei caratteri partendo dal primo del buffer.</text:span></text:p>
      <text:p text:style-name="P117"/>
      <text:p text:style-name="P117"><text:soft-page-break/>std::string stringa1 = {"La campagna"};</text:p>
      <text:p text:style-name="P116">std::string stringa2 = {"campagna"};</text:p>
      <text:p text:style-name="P117"/>
      <text:p text:style-name="P117">int paragone = stringa1.compare(3,std::string::npos,stringa2);<text:tab/>//<text:span text:style-name="T101">ritorna 0 </text:span><text:span text:style-name="T102">perché partendo dalla quarta posizione di stringa1 le stringhe combaciano</text:span></text:p>
      <text:p text:style-name="P117"/>
      <text:p text:style-name="P117"/>
      <text:p text:style-name="P208">NON MEMBER FUNCTIONS OVERLOADS</text:p>
      <text:p text:style-name="P142"/>
      <text:p text:style-name="P143">+ OPERATOR<text:span text:style-name="T107">E CONCATENAZIONE</text:span></text:p>
      <text:p text:style-name="P143"/>
      <text:p text:style-name="P186">std::string <text:span text:style-name="T116">stringa3 = </text:span>stringa <text:span text:style-name="T116">+ stringa2</text:span></text:p>
      <text:p text:style-name="P187">std::string <text:span text:style-name="T116">stringa3 = </text:span>stringa <text:span text:style-name="T116">+ </text:span><text:span text:style-name="T117">c_string/buffer</text:span></text:p>
      <text:p text:style-name="P187">std::string <text:span text:style-name="T116">stringa3 = </text:span>stringa <text:span text:style-name="T116">+ </text:span><text:span text:style-name="T117">carattere</text:span></text:p>
      <text:p text:style-name="P143"/>
      <text:p text:style-name="P119">Permette la concatenazione tra stringhe, buffer e singoli caratteri, <text:span text:style-name="T106">usando l’operatore +, ritorna una nuova stringa</text:span>.</text:p>
      <text:p text:style-name="P119"/>
      <text:p text:style-name="P119">std::string stringa("Stringa");</text:p>
      <text:p text:style-name="P120">char carattere ='&amp;';</text:p>
      <text:p text:style-name="P120">char buffer[] = {'b','u','f','f','e','r','\0'};</text:p>
      <text:p text:style-name="P120"/>
      <text:p text:style-name="P120">std::string somma = stringa + carattere + buffer; // <text:span text:style-name="T109">stampa “Stringa&amp;buffer”</text:span></text:p>
      <text:p text:style-name="P119"/>
      <text:p text:style-name="P118"/>
      <text:p text:style-name="P143"><text:span text:style-name="T107">== != </text:span>&lt; &gt; &gt;<text:span text:style-name="T107">= &lt;= OPERATORI RELAZIONALI</text:span></text:p>
      <text:p text:style-name="P143"/>
      <text:p text:style-name="P187"><text:span text:style-name="T117">bool <text:s/>maggiore <text:tab/><text:tab/>= <text:tab/></text:span>stringa &gt; <text:s/><text:span text:style-name="T117">stringa2</text:span></text:p>
      <text:p text:style-name="P187"><text:span text:style-name="T117">bool <text:s/>minore <text:s text:c="2"/><text:tab/><text:tab/>= <text:tab/></text:span>stringa &lt; <text:s/><text:span text:style-name="T117">stringa2</text:span></text:p>
      <text:p text:style-name="P187"><text:span text:style-name="T117">bool <text:s/>uguale <text:s text:c="2"/><text:tab/><text:tab/>= <text:tab/></text:span>stringa <text:span text:style-name="T117">==</text:span> <text:span text:style-name="T117">stringa2</text:span></text:p>
      <text:p text:style-name="P187"><text:span text:style-name="T117">bool <text:s/>diverso <text:s/><text:tab/> <text:s text:c="2"/><text:tab/>= <text:tab/></text:span>stringa !<text:span text:style-name="T117">=</text:span> <text:span text:style-name="T117">stringa2</text:span></text:p>
      <text:p text:style-name="P187"><text:span text:style-name="T117">bool <text:s/>maggiore_uguale<text:tab/>= <text:tab/></text:span>stringa &gt;<text:span text:style-name="T117">=</text:span> <text:span text:style-name="T117">stringa2</text:span></text:p>
      <text:p text:style-name="P187"><text:span text:style-name="T117">bool <text:s/>minore_uguale<text:tab/><text:tab/>= <text:tab/></text:span>stringa &lt;<text:span text:style-name="T117">=</text:span> <text:span text:style-name="T117">stringa2</text:span></text:p>
      <text:p text:style-name="P143"/>
      <text:p text:style-name="P121">Operatori <text:span text:style-name="T108">di comparazione utili a controllare uguaglianza o ordinamento (il minore viene alfabeticamente prima es a è minore di b), ritornano un bool.</text:span></text:p>
      <text:p text:style-name="P143"/>
      <text:p text:style-name="P122">std::string nome("Francesco");</text:p>
      <text:p text:style-name="P123">std::string secondo_nome("Angelo");</text:p>
      <text:p text:style-name="P123"/>
      <text:p text:style-name="P123">std::cout &lt;&lt; (nome &gt; secondo_nome ? nome : secondo_nome) &lt;&lt; "\n";</text:p>
      <text:p text:style-name="P154"><text:span text:style-name="T32">S</text:span><text:span text:style-name="T33">tampa “Francesco” perché maggiore, viene dopo “Angelo”</text:span></text:p>
      <text:p text:style-name="P128"/>
      <text:p text:style-name="P191">&lt;&lt; <text:s/>&gt;&gt; OPERATORI INSERZIONE E ESTRAZIONE</text:p>
      <text:p text:style-name="P191"/>
      <text:p text:style-name="P194">ostream &lt;&lt; stringa</text:p>
      <text:p text:style-name="P194">istream &gt;&gt; stringa</text:p>
      <text:p text:style-name="P129"/>
      <text:p text:style-name="P130">Utili per collegarsi a input/output streams es: cin e cout getline etc.</text:p>
      <text:p text:style-name="P137"/>
      <text:p text:style-name="Preformatted_20_Text"><text:span text:style-name="Source_20_Text"><text:span text:style-name="T33">std::getline (std::cin,name);<text:tab/>//legge riga da stdin</text:span></text:span></text:p>
      <text:p text:style-name="P130"/>
      <text:p text:style-name="P192"/>
      <text:p text:style-name="P193">ITERATORS</text:p>
      <text:p text:style-name="P131"/>
      <text:p text:style-name="P132">Funzioni che ritornano un iteratore sulla stringa, quelli a fine stringa ritornano una posizione oltre l’ultimo carattere (che è end() - 1 ).</text:p>
      <text:p text:style-name="P133">Quando la stringa è vuota i due iteratori puntano alla stessa posizione , utili per check!!,quelli costanti non possono modificare la stringa.</text:p>
      <text:p text:style-name="P126"/>
      <text:p text:style-name="P195">begin()<text:tab/>//iteratore a inizio stringa</text:p>
      <text:p text:style-name="P195">end()<text:tab/>//iteratore a fine stringa, se vuota è uguale a begin()</text:p>
      <text:p text:style-name="P196">cbegin()<text:tab/>//iteratore costante a inizio stringa</text:p>
      <text:p text:style-name="P196">cend()<text:tab/>//iteratore costante a fine stringa </text:p>
      <text:p text:style-name="P196">rbegin()<text:tab/>//iteratore reverse a inizio stringa </text:p>
      <text:p text:style-name="P196">rend()<text:tab/>//iteratore reverse a fine stringa </text:p>
      <text:p text:style-name="P197">crbegin()<text:tab/>//iteratore costante reverse a inizio stringa</text:p>
      <text:p text:style-name="P197">crend()<text:tab/>//iteratore costante reverse a fine stringa</text:p>
      <text:p text:style-name="P134"/>
      <text:p text:style-name="P134">std::string str1("Stringa");</text:p>
      <text:p text:style-name="P135"/>
      <text:p text:style-name="P136">cout &lt;&lt; "Stampo il primo carattere con begin() :"&lt;&lt; *str1.begin() ; </text:p>
      <text:p text:style-name="P136">cout &lt;&lt; "Stampo secondo carattere con begin()+1 :"&lt;&lt; *(str1.begin()+1) ;</text:p>
      <text:p text:style-name="P136">cout &lt;&lt; "Stampo l'ultimo carattere con end()-1 : " &lt;&lt; *(str1.end() ; </text:p>
      <text:p text:style-name="P136">cout &lt;&lt; "Stampo il primo carattere con rend()-1 : " &lt;&lt; *(str1.rend() - 1) ; </text:p>
      <text:p text:style-name="P135">cout &lt;&lt; "Stampo l'ultimo carattere con rend() : " &lt;&lt; *str1.rbegin() ; </text:p>
      <text:p text:style-name="P125"/>
      <text:p text:style-name="P124"/>
      <text:p text:style-name="P127">TIP</text:p>
      <text:p text:style-name="P127">I reverse sono utili per leggere le stringhe al contrario e i costanti per essere sicuri di non modificare mai la string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30T07:38:16.903000000</meta:creation-date>
    <dc:date>2023-07-09T20:52:18.136000000</dc:date>
    <meta:editing-duration>P1DT16H34M34S</meta:editing-duration>
    <meta:editing-cycles>153</meta:editing-cycles>
    <meta:generator>LibreOffice/7.5.4.2$Windows_X86_64 LibreOffice_project/36ccfdc35048b057fd9854c757a8b67ec53977b6</meta:generator>
    <meta:document-statistic meta:table-count="0" meta:image-count="0" meta:object-count="0" meta:page-count="14" meta:paragraph-count="404" meta:word-count="3339" meta:character-count="24495" meta:non-whitespace-character-count="21227"/>
  </office:meta>
</office:document-meta>
</file>